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7"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8" style:family="graphic" style:parent-style-name="standard">
      <style:graphic-properties draw:stroke="none" svg:stroke-color="#000000" draw:fill="none" draw:fill-color="#ffffff" fo:min-height="1.5cm"/>
    </style:style>
    <style:style style:name="gr9" style:family="graphic" style:parent-style-name="standard">
      <style:graphic-properties draw:fill="solid" draw:fill-color="#00cccc" draw:textarea-vertical-align="middle" draw:auto-grow-height="false" fo:min-height="0.749cm" fo:min-width="0.499cm"/>
    </style:style>
    <style:style style:name="gr10"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1" style:family="graphic" style:parent-style-name="Заголовок_20_сущности">
      <style:graphic-properties draw:marker-end="ERD_5f_0..1"/>
    </style:style>
    <style:style style:name="gr12" style:family="graphic" style:parent-style-name="Заголовок_20_сущности">
      <style:graphic-properties draw:marker-end="ERD_5f_0..1"/>
    </style:style>
    <style:style style:name="gr13" style:family="graphic" style:parent-style-name="objectwithoutfill">
      <style:graphic-properties draw:stroke="dash" draw:stroke-dash="Fine_20_Dashed" svg:stroke-width="0.2cm" draw:marker-start-width="0.5cm" draw:marker-end-width="0.5cm" draw:fill="none" draw:textarea-horizontal-align="center" draw:textarea-vertical-align="middle" fo:padding-top="0.225cm" fo:padding-bottom="0.225cm" fo:padding-left="0.35cm" fo:padding-right="0.35cm"/>
    </style:style>
    <style:style style:name="gr14" style:family="graphic" style:parent-style-name="standard">
      <style:graphic-properties draw:stroke="none" svg:stroke-color="#000000" draw:fill="none" draw:fill-color="#ffffff" fo:min-height="2cm"/>
    </style:style>
    <style:style style:name="gr15"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16"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17" style:family="graphic" style:parent-style-name="standard">
      <style:graphic-properties draw:fill="solid" draw:fill-color="#cccccc" draw:textarea-horizontal-align="center" draw:textarea-vertical-align="middle"/>
    </style:style>
    <style:style style:name="gr18" style:family="graphic" style:parent-style-name="standard">
      <style:graphic-properties draw:stroke="dash" draw:stroke-dash="_32__20_Dots_20_1_20_Dash"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9" style:family="graphic" style:parent-style-name="standard">
      <style:graphic-properties draw:fill="solid" draw:fill-color="#99ccff" draw:textarea-horizontal-align="center" draw:textarea-vertical-align="middle"/>
    </style:style>
    <style:style style:name="gr20" style:family="graphic" style:parent-style-name="standard">
      <style:graphic-properties draw:marker-end="Стили_20_стрелок_20_5" draw:fill="solid" draw:fill-color="#99ccff" draw:textarea-horizontal-align="center" draw:textarea-vertical-align="middle"/>
    </style:style>
    <style:style style:name="gr21" style:family="graphic" style:parent-style-name="standard">
      <style:graphic-properties draw:marker-end="Стили_20_стрелок_20_14" draw:fill="solid" draw:fill-color="#99ccff" draw:textarea-horizontal-align="center" draw:textarea-vertical-align="middle"/>
    </style:style>
    <style:style style:name="gr22" style:family="graphic" style:parent-style-name="standard">
      <style:graphic-properties draw:marker-end="Стили_20_стрелок_20_17" draw:fill="solid" draw:fill-color="#99ccff" draw:textarea-horizontal-align="center" draw:textarea-vertical-align="middle"/>
    </style:style>
    <style:style style:name="gr23" style:family="graphic" style:parent-style-name="standard">
      <style:graphic-properties draw:marker-end="Стили_20_стрелок_20_22" draw:fill="solid" draw:fill-color="#99ccff" draw:textarea-horizontal-align="center" draw:textarea-vertical-align="middle"/>
    </style:style>
    <style:style style:name="gr24" style:family="graphic" style:parent-style-name="standard">
      <style:graphic-properties draw:marker-end="Стили_20_стрелок_20_23" draw:fill="solid" draw:fill-color="#99ccff" draw:textarea-horizontal-align="center" draw:textarea-vertical-align="middle"/>
    </style:style>
    <style:style style:name="gr25" style:family="graphic" style:parent-style-name="standard">
      <style:graphic-properties draw:marker-end="Стили_20_стрелок_20_24" draw:fill="solid" draw:fill-color="#99ccff" draw:textarea-horizontal-align="center" draw:textarea-vertical-align="middle"/>
    </style:style>
    <style:style style:name="gr26" style:family="graphic" style:parent-style-name="_32_22">
      <style:graphic-properties draw:fill="solid" draw:fill-color="#99ccff"/>
    </style:style>
    <style:style style:name="gr27" style:family="graphic" style:parent-style-name="standard">
      <style:graphic-properties draw:marker-end="Стили_20_стрелок_20_27" draw:fill="solid" draw:fill-color="#99ccff" draw:textarea-horizontal-align="center" draw:textarea-vertical-align="middle"/>
    </style:style>
    <style:style style:name="gr28" style:family="graphic" style:parent-style-name="standard">
      <style:graphic-properties draw:marker-end="Стили_20_стрелок_20_29" draw:fill="solid" draw:fill-color="#99ccff" draw:textarea-horizontal-align="center" draw:textarea-vertical-align="middle"/>
    </style:style>
    <style:style style:name="gr29" style:family="graphic" style:parent-style-name="standard">
      <style:graphic-properties draw:fill="solid" draw:fill-color="#b3b3b3" draw:textarea-horizontal-align="justify" draw:textarea-vertical-align="middle" draw:auto-grow-height="false" fo:min-height="0cm" fo:min-width="0cm" fo:wrap-option="no-wrap"/>
    </style:style>
    <style:style style:name="gr30" style:family="graphic" style:parent-style-name="standard">
      <style:graphic-properties draw:stroke="dash" draw:stroke-dash="Fine_20_Dashed" draw:marker-end="Стили_20_стрелок_20_32" draw:textarea-horizontal-align="center" draw:textarea-vertical-align="middle"/>
    </style:style>
    <style:style style:name="gr31" style:family="graphic" style:parent-style-name="standard">
      <style:graphic-properties draw:stroke="dash" draw:stroke-dash="Fine_20_Dashed" draw:marker-start="" draw:marker-end="Стили_20_стрелок_20_32" draw:textarea-horizontal-align="center" draw:textarea-vertical-align="middle"/>
    </style:style>
    <style:style style:name="gr32"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33"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36" style:family="graphic" style:parent-style-name="standard">
      <style:graphic-properties draw:fill="solid" draw:fill-color="#ffff99" draw:textarea-horizontal-align="justify" draw:textarea-vertical-align="middle" draw:auto-grow-height="false"/>
    </style:style>
    <style:style style:name="gr37" style:family="graphic" style:parent-style-name="standard">
      <style:graphic-properties draw:fill="solid" draw:fill-color="#9999ff" draw:textarea-horizontal-align="justify" draw:textarea-vertical-align="middle" draw:auto-grow-height="false"/>
    </style:style>
    <style:style style:name="gr38" style:family="graphic" style:parent-style-name="standard">
      <style:graphic-properties draw:stroke="none" svg:stroke-color="#000000" draw:fill="none" draw:fill-color="#ffffff" fo:min-height="1cm"/>
    </style:style>
    <style:style style:name="gr39" style:family="graphic" style:parent-style-name="standard">
      <style:graphic-properties draw:textarea-horizontal-align="center" draw:textarea-vertical-align="middle"/>
    </style:style>
    <style:style style:name="gr40" style:family="graphic" style:parent-style-name="standard">
      <style:graphic-properties svg:stroke-width="0.1cm" svg:stroke-color="#800000" draw:marker-start="ERD_5f_1..N" draw:marker-start-width="1.25cm" draw:marker-end="ERD_5f_1..N" draw:marker-end-width="1.25cm" fo:padding-top="0.175cm" fo:padding-bottom="0.175cm" fo:padding-left="0.3cm" fo:padding-right="0.3cm"/>
    </style:style>
    <style:style style:name="gr41" style:family="graphic" style:parent-style-name="standard">
      <style:graphic-properties svg:stroke-width="0.1cm" svg:stroke-color="#800000" draw:marker-start="ERD_5f_1..N" draw:marker-start-width="1.25cm" draw:marker-end="ERD_5f_0..1" draw:marker-end-width="1.25cm" fo:padding-top="0.175cm" fo:padding-bottom="0.175cm" fo:padding-left="0.3cm" fo:padding-right="0.3cm"/>
    </style:style>
    <style:style style:name="gr42" style:family="graphic" style:parent-style-name="standard">
      <style:graphic-properties svg:stroke-width="0.1cm" svg:stroke-color="#800000" draw:marker-start="ERD_5f_1..N" draw:marker-start-width="1.25cm" draw:marker-end="ERD_5f_0..N" draw:marker-end-width="1.25cm" fo:padding-top="0.175cm" fo:padding-bottom="0.175cm" fo:padding-left="0.3cm" fo:padding-right="0.3cm"/>
    </style:style>
    <style:style style:name="gr43" style:family="graphic" style:parent-style-name="standard">
      <style:graphic-properties svg:stroke-width="0.1cm" svg:stroke-color="#800000" draw:marker-start="ERD_5f_1..1" draw:marker-start-width="1.25cm" draw:marker-end="ERD_5f_1..N" draw:marker-end-width="1.25cm" fo:padding-top="0.175cm" fo:padding-bottom="0.175cm" fo:padding-left="0.3cm" fo:padding-right="0.3cm"/>
    </style:style>
    <style:style style:name="gr44" style:family="graphic" style:parent-style-name="standard">
      <style:graphic-properties svg:stroke-width="0.1cm" svg:stroke-color="#800000" draw:marker-start="ERD_5f_1..1" draw:marker-start-width="1.25cm" draw:marker-end="ERD_5f_0..1" draw:marker-end-width="1.25cm" fo:padding-top="0.175cm" fo:padding-bottom="0.175cm" fo:padding-left="0.3cm" fo:padding-right="0.3cm"/>
    </style:style>
    <style:style style:name="gr45" style:family="graphic" style:parent-style-name="standard">
      <style:graphic-properties svg:stroke-width="0.1cm" svg:stroke-color="#800000" draw:marker-start="ERD_5f_1..1" draw:marker-start-width="1.25cm" draw:marker-end="ERD_5f_0..N" draw:marker-end-width="1.25cm" fo:padding-top="0.175cm" fo:padding-bottom="0.175cm" fo:padding-left="0.3cm" fo:padding-right="0.3cm"/>
    </style:style>
    <style:style style:name="gr46" style:family="graphic" style:parent-style-name="standard">
      <style:graphic-properties svg:stroke-width="0.1cm" svg:stroke-color="#800000" draw:marker-start="ERD_5f_0..N" draw:marker-start-width="1.25cm" draw:marker-end="ERD_5f_1..N" draw:marker-end-width="1.25cm" fo:padding-top="0.175cm" fo:padding-bottom="0.175cm" fo:padding-left="0.3cm" fo:padding-right="0.3cm"/>
    </style:style>
    <style:style style:name="gr47" style:family="graphic" style:parent-style-name="standard">
      <style:graphic-properties svg:stroke-width="0.1cm" svg:stroke-color="#800000" draw:marker-start="ERD_5f_0..N" draw:marker-start-width="1.25cm" draw:marker-end="ERD_5f_0..1" draw:marker-end-width="1.25cm" fo:padding-top="0.175cm" fo:padding-bottom="0.175cm" fo:padding-left="0.3cm" fo:padding-right="0.3cm"/>
    </style:style>
    <style:style style:name="gr48" style:family="graphic" style:parent-style-name="standard">
      <style:graphic-properties svg:stroke-width="0.1cm" svg:stroke-color="#800000" draw:marker-start="ERD_5f_0..N" draw:marker-start-width="1.25cm" draw:marker-end="ERD_5f_0..N" draw:marker-end-width="1.25cm" fo:padding-top="0.175cm" fo:padding-bottom="0.175cm" fo:padding-left="0.3cm" fo:padding-right="0.3cm"/>
    </style:style>
    <style:style style:name="gr49"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50"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51" style:family="graphic" style:parent-style-name="standard">
      <style:graphic-properties svg:stroke-width="0.1cm" svg:stroke-color="#800000" draw:marker-start="ERD_5f_1..N" draw:marker-start-width="1.25cm" draw:marker-end="ERD_5f_1..1" draw:marker-end-width="1.25cm" fo:padding-top="0.175cm" fo:padding-bottom="0.175cm" fo:padding-left="0.3cm" fo:padding-right="0.3cm"/>
    </style:style>
    <style:style style:name="gr52" style:family="graphic" style:parent-style-name="standard">
      <style:graphic-properties svg:stroke-width="0.1cm" svg:stroke-color="#800000" draw:marker-start="ERD_5f_1..1" draw:marker-start-width="1.25cm" draw:marker-end="ERD_5f_1..1" draw:marker-end-width="1.25cm" fo:padding-top="0.175cm" fo:padding-bottom="0.175cm" fo:padding-left="0.3cm" fo:padding-right="0.3cm"/>
    </style:style>
    <style:style style:name="gr53" style:family="graphic" style:parent-style-name="standard">
      <style:graphic-properties svg:stroke-width="0.1cm" svg:stroke-color="#800000" draw:marker-start="ERD_5f_0..N" draw:marker-start-width="1.25cm" draw:marker-end="ERD_5f_1..1" draw:marker-end-width="1.25cm" fo:padding-top="0.175cm" fo:padding-bottom="0.175cm" fo:padding-left="0.3cm" fo:padding-right="0.3cm"/>
    </style:style>
    <style:style style:name="gr54" style:family="graphic" style:parent-style-name="standard">
      <style:graphic-properties svg:stroke-width="0.1cm" svg:stroke-color="#800000" draw:marker-start="ERD_5f_0..1" draw:marker-start-width="1.25cm" draw:marker-end="ERD_5f_1..N" draw:marker-end-width="1.25cm" fo:padding-top="0.175cm" fo:padding-bottom="0.175cm" fo:padding-left="0.3cm" fo:padding-right="0.3cm"/>
    </style:style>
    <style:style style:name="gr55" style:family="graphic" style:parent-style-name="standard">
      <style:graphic-properties svg:stroke-width="0.1cm" svg:stroke-color="#800000" draw:marker-start="ERD_5f_0..1" draw:marker-start-width="1.25cm" draw:marker-end="ERD_5f_0..1" draw:marker-end-width="1.25cm" fo:padding-top="0.175cm" fo:padding-bottom="0.175cm" fo:padding-left="0.3cm" fo:padding-right="0.3cm"/>
    </style:style>
    <style:style style:name="gr56" style:family="graphic" style:parent-style-name="standard">
      <style:graphic-properties svg:stroke-width="0.1cm" svg:stroke-color="#800000" draw:marker-start="ERD_5f_0..1" draw:marker-start-width="1.25cm" draw:marker-end="ERD_5f_0..N" draw:marker-end-width="1.25cm" fo:padding-top="0.175cm" fo:padding-bottom="0.175cm" fo:padding-left="0.3cm" fo:padding-right="0.3cm"/>
    </style:style>
    <style:style style:name="gr57" style:family="graphic" style:parent-style-name="standard">
      <style:graphic-properties svg:stroke-width="0.1cm" svg:stroke-color="#800000" draw:marker-start="ERD_5f_0..1" draw:marker-start-width="1.25cm" draw:marker-end="ERD_5f_1..1" draw:marker-end-width="1.25cm" fo:padding-top="0.175cm" fo:padding-bottom="0.175cm" fo:padding-left="0.3cm" fo:padding-right="0.3cm"/>
    </style:style>
    <style:style style:name="gr58" style:family="graphic" style:parent-style-name="standard">
      <style:graphic-properties draw:auto-grow-height="false" fo:min-height="0.749cm" fo:min-width="0.499cm" fo:wrap-option="no-wrap"/>
    </style:style>
    <style:style style:name="gr59" style:family="graphic" style:parent-style-name="standard">
      <style:graphic-properties draw:fill="solid" draw:fill-color="#ccffff"/>
    </style:style>
    <style:style style:name="gr60" style:family="graphic" style:parent-style-name="standard">
      <style:graphic-properties draw:stroke="dash" draw:stroke-dash="Fine_20_Dashed" svg:stroke-width="0.1cm" draw:marker-start-width="0.35cm" draw:marker-end-width="0.35cm" fo:padding-top="0.175cm" fo:padding-bottom="0.175cm" fo:padding-left="0.3cm" fo:padding-right="0.3cm"/>
    </style:style>
    <style:style style:name="gr61" style:family="graphic" style:parent-style-name="standard">
      <style:graphic-properties svg:stroke-width="0.1cm" svg:stroke-color="#ff9966" draw:marker-start-width="0.35cm" draw:marker-end-width="0.35cm" draw:fill="solid" draw:fill-color="#ff6633" fo:padding-top="0.175cm" fo:padding-bottom="0.175cm" fo:padding-left="0.3cm" fo:padding-right="0.3cm"/>
    </style:style>
    <style:style style:name="gr62" style:family="graphic" style:parent-style-name="standard">
      <style:graphic-properties svg:stroke-width="0.1cm" svg:stroke-color="#800000" draw:marker-start="" draw:marker-start-width="1.25cm" draw:marker-end="" draw:marker-end-width="1.25cm" fo:padding-top="0.175cm" fo:padding-bottom="0.175cm" fo:padding-left="0.3cm" fo:padding-right="0.3cm"/>
    </style:style>
    <style:style style:name="gr63" style:family="graphic" style:parent-style-name="standard">
      <style:graphic-properties draw:fill="solid" draw:fill-color="#94bd5e"/>
    </style:style>
    <style:style style:name="gr64" style:family="graphic" style:parent-style-name="standard">
      <style:graphic-properties draw:fill="solid" draw:fill-color="#33cc66"/>
    </style:style>
    <style:style style:name="gr65" style:family="graphic" style:parent-style-name="standard">
      <style:graphic-properties draw:fill="solid" draw:fill-color="#9999ff"/>
    </style:style>
    <style:style style:name="gr66" style:family="graphic" style:parent-style-name="standard">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67" style:family="graphic" style:parent-style-name="standard">
      <style:graphic-properties draw:fill="solid" draw:fill-color="#e9baff"/>
    </style:style>
    <style:style style:name="gr68" style:family="graphic" style:parent-style-name="standard">
      <style:graphic-properties draw:fill="solid" draw:fill-color="#a982cc"/>
    </style:style>
    <style:style style:name="gr69" style:family="graphic" style:parent-style-name="standard">
      <style:graphic-properties draw:fill="solid" draw:fill-color="#0099ff" fo:min-height="2.169cm" fo:min-width="5.336cm"/>
    </style:style>
    <style:style style:name="P1" style:family="paragraph">
      <style:paragraph-properties fo:margin-left="2.107cm" fo:margin-right="0.2cm" fo:text-indent="-1.697cm"/>
    </style:style>
    <style:style style:name="P2" style:family="paragraph">
      <style:paragraph-properties fo:text-align="center"/>
    </style:style>
    <style:style style:name="P3"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4" style:family="paragraph">
      <style:paragraph-properties fo:margin-left="1.814cm" fo:margin-right="0.3cm" fo:text-indent="-1.463cm"/>
    </style:style>
    <style:style style:name="P5"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6" style:family="paragraph">
      <style:paragraph-properties fo:margin-left="2.498cm" fo:margin-right="0.527cm" fo:text-indent="-2.198cm"/>
    </style:style>
    <style:style style:name="P7" style:family="paragraph">
      <style:paragraph-properties fo:margin-left="2.498cm" fo:margin-right="0.527cm" fo:text-indent="-2.107cm"/>
    </style:style>
    <style:style style:name="P8" style:family="paragraph">
      <style:paragraph-properties fo:margin-left="0.4cm" fo:margin-right="0.2cm" fo:text-indent="2.575cm"/>
    </style:style>
    <style:style style:name="P9" style:family="paragraph">
      <style:text-properties fo:color="#0000ff" fo:font-size="24pt" fo:font-weight="bold" style:font-size-asian="24pt" style:font-weight-asian="bold" style:font-size-complex="24pt" style:font-weight-complex="bold"/>
    </style:style>
    <style:style style:name="P10" style:family="paragraph">
      <style:paragraph-properties fo:text-align="center"/>
      <style:text-properties fo:font-style="italic" style:font-style-asian="italic" style:font-style-complex="italic"/>
    </style:style>
    <style:style style:name="P11" style:family="paragraph">
      <style:paragraph-properties fo:margin-left="1.58cm" fo:margin-right="0.234cm" fo:text-indent="-1.112cm"/>
    </style:style>
    <style:style style:name="P12" style:family="paragraph">
      <style:paragraph-properties fo:margin-left="1.58cm" fo:margin-right="0.2cm" fo:text-indent="-1.171cm"/>
    </style:style>
    <style:style style:name="P13" style:family="paragraph">
      <style:text-properties fo:font-weight="bold" style:font-weight-asian="bold" style:font-weight-complex="bold"/>
    </style:style>
    <style:style style:name="P14" style:family="paragraph">
      <style:text-properties fo:font-style="italic" style:font-style-asian="italic" style:font-style-complex="italic"/>
    </style:style>
    <style:style style:name="P15" style:family="paragraph">
      <style:paragraph-properties fo:text-align="start"/>
    </style:style>
    <style:style style:name="P16" style:family="paragraph">
      <style:paragraph-properties style:text-autospace="none"/>
    </style:style>
    <style:style style:name="P17" style:family="paragraph">
      <style:paragraph-properties fo:text-align="start"/>
      <style:text-properties fo:font-family="'Courier New'" style:font-family-generic="modern" style:font-pitch="fixed"/>
    </style:style>
    <style:style style:name="P18" style:family="paragraph">
      <style:paragraph-properties fo:margin-left="2.325cm" fo:margin-right="0.941cm" fo:text-indent="-1.882cm"/>
    </style:style>
    <style:style style:name="P19" style:family="paragraph">
      <style:text-properties fo:font-style="normal" style:font-style-asian="normal" style:font-style-complex="normal"/>
    </style:style>
    <style:style style:name="P20" style:family="paragraph">
      <style:paragraph-properties fo:margin-left="0cm" fo:margin-right="0.043cm" fo:text-align="center" fo:text-indent="0cm"/>
    </style:style>
    <style:style style:name="P21" style:family="paragraph">
      <style:paragraph-properties fo:margin-left="0cm" fo:margin-right="0.043cm" fo:text-align="center" fo:text-indent="0cm"/>
      <style:text-properties fo:font-size="15pt" style:font-size-asian="10pt" style:font-size-complex="10pt"/>
    </style:style>
    <style:style style:name="P22" style:family="paragraph">
      <style:paragraph-properties fo:margin-left="0cm" fo:margin-right="0.043cm" fo:text-align="center" fo:text-indent="0cm"/>
      <style:text-properties fo:font-size="15pt" fo:font-weight="bold" style:font-size-asian="10pt" style:font-size-complex="10pt"/>
    </style:style>
    <style:style style:name="P23" style:family="paragraph">
      <style:paragraph-properties fo:margin-left="0cm" fo:margin-right="0.043cm" fo:text-align="start" fo:text-indent="0cm"/>
      <style:text-properties fo:font-size="15pt" style:font-size-asian="10pt" style:font-size-complex="10pt"/>
    </style:style>
    <style:style style:name="P24" style:family="paragraph">
      <style:paragraph-properties fo:text-align="center"/>
      <style:text-properties fo:font-family="'Courier New'" style:font-family-generic="modern" style:font-pitch="fixed" fo:font-size="18pt" fo:font-weight="bold" style:font-size-asian="18pt" style:font-weight-asian="bold" style:font-size-complex="18pt" style:font-weight-complex="bold"/>
    </style:style>
    <style:style style:name="P25" style:family="paragraph">
      <style:text-properties fo:font-family="'Courier New'" style:font-family-generic="modern" style:font-pitch="fixed" fo:font-weight="bold" style:font-weight-asian="bold" style:font-weight-complex="bold"/>
    </style:style>
    <style:style style:name="P26"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27" style:family="paragraph">
      <style:text-properties fo:font-family="'Courier New'" style:font-family-generic="modern" style:font-pitch="fixed" fo:font-size="18pt" style:font-size-asian="18pt" style:font-size-complex="18pt"/>
    </style:style>
    <style:style style:name="P28" style:family="paragraph">
      <style:paragraph-properties fo:text-align="center"/>
      <style:text-properties fo:font-family="'Courier New'" style:font-family-generic="modern" style:font-pitch="fixed" fo:font-style="normal" fo:font-weight="bold" style:font-style-asian="normal" style:font-weight-asian="bold" style:font-style-complex="normal" style:font-weight-complex="bold"/>
    </style:style>
    <style:style style:name="P29" style:family="paragraph">
      <style:paragraph-properties fo:text-align="center"/>
      <style:text-properties fo:font-family="'Courier New'" style:font-family-generic="modern" style:font-pitch="fixed" fo:font-size="18pt" style:font-size-asian="18pt" style:font-size-complex="18pt"/>
    </style:style>
    <style:style style:name="T1"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3"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4"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weight="bold" style:font-weight-asian="bold" style:font-weight-complex="bold"/>
    </style:style>
    <style:style style:name="T7" style:family="text">
      <style:text-properties fo:font-family="'Courier New'" style:font-family-generic="modern" style:font-pitch="fixed" fo:font-size="10pt" fo:font-weight="bold" style:font-size-asian="10pt" style:font-weight-asian="bold" style:font-size-complex="10pt" style:font-weight-complex="bold"/>
    </style:style>
    <style:style style:name="T8"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9" style:family="text">
      <style:text-properties fo:color="#000000" fo:language="lv" fo:country="LV"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10"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11" style:family="text">
      <style:text-properties fo:color="#000000" fo:language="lv" fo:country="LV"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12" style:family="text">
      <style:text-properties fo:color="#0000ff" fo:font-size="24pt" fo:font-weight="bold" style:font-size-asian="24pt" style:font-weight-asian="bold" style:font-size-complex="24pt"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16"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17" style:family="text">
      <style:text-properties fo:font-family="'Courier New'" style:font-family-generic="modern" style:font-pitch="fixed"/>
    </style:style>
    <style:style style:name="T18" style:family="text">
      <style:text-properties fo:font-size="15pt" style:font-size-asian="10pt" style:font-size-complex="10pt"/>
    </style:style>
    <style:style style:name="T19" style:family="text">
      <style:text-properties fo:font-size="15pt" fo:font-style="italic" style:font-size-asian="10pt" style:font-style-asian="italic" style:font-size-complex="10pt" style:font-style-complex="italic"/>
    </style:style>
    <style:style style:name="T20" style:family="text">
      <style:text-properties fo:font-size="15pt" fo:font-weight="bold" style:font-size-asian="10pt" style:font-size-complex="10pt"/>
    </style:style>
    <style:style style:name="T21" style:family="text">
      <style:text-properties fo:font-family="'Courier New'" style:font-family-generic="modern" style:font-pitch="fixed" fo:font-size="18pt" fo:font-weight="bold" style:font-size-asian="18pt" style:font-weight-asian="bold" style:font-size-complex="18pt" style:font-weight-complex="bold"/>
    </style:style>
    <style:style style:name="T22" style:family="text">
      <style:text-properties fo:font-family="'Courier New'" style:font-family-generic="modern" style:font-pitch="fixed" fo:font-weight="bold" style:font-weight-asian="bold" style:font-weight-complex="bold"/>
    </style:style>
    <style:style style:name="T23" style:family="text">
      <style:text-properties fo:font-family="'Courier New'" style:font-family-generic="modern" style:font-pitch="fixed" fo:font-size="16pt" fo:font-weight="bold" style:font-size-asian="16pt" style:font-weight-asian="bold" style:font-size-complex="16pt" style:font-weight-complex="bold"/>
    </style:style>
    <style:style style:name="T24" style:family="text">
      <style:text-properties fo:font-size="40pt" fo:font-weight="bold" style:font-size-asian="40pt" style:font-weight-asian="bold" style:font-size-complex="40pt" style:font-weight-complex="bold"/>
    </style:style>
    <style:style style:name="T25" style:family="text">
      <style:text-properties fo:font-family="'Courier New'" style:font-family-generic="modern" style:font-pitch="fixed" fo:font-size="18pt" style:font-size-asian="18pt" style:font-size-complex="18pt"/>
    </style:style>
    <style:style style:name="T26" style:family="text">
      <style:text-properties fo:font-family="'Courier New'" style:font-family-generic="modern" style:font-pitch="fixed" fo:font-size="18pt" fo:font-style="italic" style:font-size-asian="18pt" style:font-style-asian="italic" style:font-size-complex="18pt" style:font-style-complex="italic"/>
    </style:style>
    <style:style style:name="T27" style:family="text">
      <style:text-properties fo:color="#000000" fo:font-family="'Courier New'" style:font-family-generic="modern" style:font-pitch="fixed"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8"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29" style:family="text">
      <style:text-properties fo:color="#00000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30"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31" style:family="text">
      <style:text-properties fo:color="#000000" fo:font-family="'Courier New'" style:font-family-generic="modern" style:font-pitch="fixed" fo:font-size="18pt"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32"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3" style:family="text">
      <style:text-properties fo:color="#000000" fo:font-family="'Courier New'" style:font-family-generic="modern" style:font-pitch="fixed" fo:font-size="18pt"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4" style:family="text">
      <style:text-properties fo:color="#000000" fo:font-family="'Courier New'" style:font-family-generic="modern" style:font-pitch="fixed" fo:font-size="18pt" fo:language="en" fo:country="US"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5"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6" style:family="text">
      <style:text-properties fo:font-family="'Courier New'" style:font-family-generic="modern" style:font-pitch="fixed"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Список_20_атрибутов_20_сущносей" draw:id="id3" draw:layer="layout" svg:width="10cm" svg:height="4cm" svg:x="70cm" svg:y="93cm">
          <draw:glue-point draw:id="4" svg:x="-5cm" svg:y="-3.701cm"/>
          <draw:glue-point draw:id="5" svg:x="-5cm" svg:y="-1.017cm"/>
          <draw:glue-point draw:id="6" svg:x="3cm" svg:y="5cm"/>
          <text:p><text:span text:style-name="T1">Person ID</text:span><text:span text:style-name="T2"> </text:span></text:p>
          <text:p text:style-name="P1"><text:span text:style-name="T3">Person type</text:span></text:p>
        </draw:rect>
        <draw:rect draw:style-name="gr1" draw:text-style-name="P3" draw:id="id6" draw:layer="layout" svg:width="10cm" svg:height="1cm" svg:x="70cm" svg:y="92cm">
          <draw:glue-point draw:id="4" svg:x="3.333cm" svg:y="-5cm"/>
          <text:p text:style-name="P2"><text:span text:style-name="T4">Person</text:span></text:p>
        </draw:rect>
        <draw:rect draw:style-name="Кодификатор" draw:id="id8" draw:layer="layout" svg:width="8cm" svg:height="7.5cm" svg:x="85.5cm" svg:y="89cm">
          <text:p><text:span text:style-name="T5">Persons types:</text:span></text:p>
          <text:p><text:span text:style-name="T6"/></text:p>
          <text:p>human</text:p>
          <text:p text:style-name="P4">organisation </text:p>
          <text:p text:style-name="P4"/>
          <text:p text:style-name="P4">undefined</text:p>
          <text:p text:style-name="P4">unclassified</text:p>
        </draw:rect>
        <draw:connector draw:style-name="gr2" draw:text-style-name="P2" draw:layer="layout" svg:x1="64.241cm" svg:y1="95cm" svg:x2="60.5cm" svg:y2="95cm" draw:start-shape="id1" draw:start-glue-point="3" draw:end-shape="id2" draw:end-glue-point="1" svg:d="m64241 95000h-3741">
          <text:p/>
        </draw:connector>
        <draw:g draw:id="id1">
          <draw:custom-shape draw:style-name="gr3" draw:text-style-name="P5" draw:layer="layout" svg:width="2cm" svg:height="2cm" svg:x="64.241cm" svg:y="94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4.541cm" svg:y="94.3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66.241cm" svg:y1="95cm" svg:x2="70cm" svg:y2="95cm" draw:start-shape="id1" draw:start-glue-point="1" draw:end-shape="id3" svg:d="m66241 95000h3759">
          <text:p/>
        </draw:connector>
        <draw:connector draw:style-name="gr2" draw:text-style-name="P2" draw:layer="layout" svg:x1="75cm" svg:y1="86.3cm" svg:x2="75cm" svg:y2="83.5cm" draw:start-shape="id4" draw:start-glue-point="0" draw:end-shape="id5" draw:end-glue-point="2" svg:d="m75000 86300v-2800">
          <text:p/>
        </draw:connector>
        <draw:g draw:id="id4">
          <draw:custom-shape draw:style-name="gr3" draw:text-style-name="P5" draw:layer="layout" svg:width="2cm" svg:height="2cm" svg:x="74cm" svg:y="86.3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74.3cm" svg:y="86.6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75cm" svg:y1="88.3cm" svg:x2="75cm" svg:y2="92cm" draw:start-shape="id4" draw:start-glue-point="2" draw:end-shape="id6" draw:end-glue-point="0" svg:d="m75000 88300v3700">
          <text:p/>
        </draw:connector>
        <draw:connector draw:style-name="gr5" draw:text-style-name="P2" draw:layer="layout" svg:x1="75cm" svg:y1="97cm" svg:x2="58.5cm" svg:y2="108.5cm" draw:start-shape="id3" draw:start-glue-point="2" draw:end-shape="id7" draw:end-glue-point="1" svg:d="m75000 97000v11500h-16500">
          <text:p/>
        </draw:connector>
        <draw:connector draw:style-name="Привязка_20_кодификатора" draw:layer="layout" draw:type="line" svg:x1="85.5cm" svg:y1="92.75cm" svg:x2="81cm" svg:y2="95cm" draw:start-shape="id8" draw:end-shape="id9" draw:end-glue-point="1" svg:d="m85500 92750-4500 2250">
          <text:p/>
        </draw:connector>
        <draw:connector draw:style-name="gr6" draw:text-style-name="P2" draw:layer="layout" draw:type="curve" draw:line-skew="-12.987cm" svg:x1="33cm" svg:y1="102cm" svg:x2="117.051cm" svg:y2="63.9cm" draw:start-shape="id10" draw:start-glue-point="0" draw:end-shape="id11" draw:end-glue-point="5" svg:d="m33000 102000c0-48018 84051-28968 84051-38100">
          <text:p/>
        </draw:connector>
        <draw:connector draw:style-name="gr6" draw:text-style-name="P2" draw:layer="layout" draw:type="curve" draw:line-skew="-7.987cm" svg:x1="53cm" svg:y1="90cm" svg:x2="117.051cm" svg:y2="63.9cm" draw:start-shape="id12" draw:start-glue-point="0" draw:end-shape="id11" draw:end-glue-point="5" svg:d="m53000 90000c0-31518 64051-18468 64051-26100">
          <text:p/>
        </draw:connector>
        <draw:rect draw:style-name="Список_20_атрибутов_20_сущносей" draw:id="id5" draw:layer="layout" svg:width="12cm" svg:height="5.5cm" svg:x="69cm" svg:y="78cm">
          <text:p><text:span text:style-name="T8">Person ID</text:span></text:p>
          <text:p text:style-name="P6"><text:span text:style-name="T9">Language ISO 639-3 code</text:span></text:p>
          <text:p text:style-name="P6"><text:span text:style-name="T3">Language skill</text:span></text:p>
          <text:p text:style-name="P6"><text:span text:style-name="T3">Language priority (priority of use, the bigger - the more preferable by this person )</text:span></text:p>
        </draw:rect>
        <draw:rect draw:style-name="Свойства_20_атрибутов" draw:layer="layout" svg:width="1cm" svg:height="5.5cm" svg:x="81cm" svg:y="78cm">
          <draw:glue-point draw:id="4" svg:x="5.01cm" svg:y="-2.142cm"/>
          <draw:glue-point draw:id="5" svg:x="5.01cm" svg:y="3.571cm"/>
          <text:p><text:span text:style-name="T10">#</text:span></text:p>
          <text:p><text:span text:style-name="T10">*</text:span></text:p>
          <text:p><text:span text:style-name="T10">o</text:span></text:p>
          <text:p><text:span text:style-name="T10">*</text:span></text:p>
        </draw:rect>
        <draw:g>
          <draw:rect draw:style-name="Заголовок_20_сущности" draw:layer="layout" svg:width="12cm" svg:height="2cm" svg:x="69cm" svg:y="76cm">
            <text:p/>
          </draw:rect>
          <draw:rect draw:style-name="Заголовок_20_сущности" draw:layer="layout" svg:width="10.824cm" svg:height="1.428cm" svg:x="69.588cm" svg:y="76.286cm">
            <text:p><text:span text:style-name="T4">Person language</text:span></text:p>
          </draw:rect>
        </draw:g>
        <draw:rect draw:style-name="Список_20_атрибутов_20_сущносей" draw:id="id15" draw:layer="layout" svg:width="9cm" svg:height="8cm" svg:x="48.5cm" svg:y="104.5cm">
          <draw:glue-point draw:id="4" svg:x="-5cm" svg:y="-3.701cm"/>
          <draw:glue-point draw:id="5" svg:x="-5cm" svg:y="-1.017cm"/>
          <text:p><text:span text:style-name="T1">Contact ID</text:span><text:span text:style-name="T2"> </text:span></text:p>
          <text:p><text:span text:style-name="T11">Person ID</text:span></text:p>
          <text:p><text:span text:style-name="T3">Contact type</text:span></text:p>
          <text:p text:style-name="P7"><text:span text:style-name="T3">Contact priority (priority of use, the bigger - the more preferable by this person)</text:span></text:p>
          <text:p text:style-name="P7"><text:span text:style-name="T3">Contact constraints</text:span></text:p>
        </draw:rect>
        <draw:rect draw:style-name="Свойства_20_атрибутов" draw:id="id7" draw:layer="layout" svg:width="1cm" svg:height="8cm" svg:x="57.5cm" svg:y="104.5cm">
          <text:p><text:span text:style-name="T10">#</text:span></text:p>
          <text:p><text:span text:style-name="T10">*</text:span></text:p>
          <text:p><text:span text:style-name="T10">o</text:span></text:p>
          <text:p><text:span text:style-name="T10">o</text:span></text:p>
          <text:p><text:span text:style-name="T10"/></text:p>
          <text:p><text:span text:style-name="T10"/></text:p>
          <text:p><text:span text:style-name="T10"/></text:p>
          <text:p><text:span text:style-name="T10"/></text:p>
          <text:p><text:span text:style-name="T10"/></text:p>
          <text:p><text:span text:style-name="T10">o</text:span></text:p>
        </draw:rect>
        <draw:rect draw:style-name="Список_20_атрибутов_20_сущносей" draw:text-style-name="P8" draw:layer="layout" svg:width="13cm" svg:height="6cm" svg:x="46.5cm" svg:y="92cm">
          <draw:glue-point draw:id="4" svg:x="-5cm" svg:y="-3.701cm"/>
          <draw:glue-point draw:id="5" svg:x="-5cm" svg:y="-1.017cm"/>
          <text:p><text:span text:style-name="T8">Person ID</text:span><text:span text:style-name="T2"> </text:span></text:p>
          <text:p><text:span text:style-name="T8">Code of language, in which named</text:span></text:p>
          <text:p><text:span text:style-name="T3">Name</text:span></text:p>
          <text:p><text:span text:style-name="T3">Entity</text:span></text:p>
          <text:p><text:span text:style-name="T3">Description</text:span></text:p>
          <text:p><text:span text:style-name="T3">Comments</text:span></text:p>
          <text:p><text:span text:style-name="T3"/></text:p>
        </draw:rect>
        <draw:rect draw:style-name="Свойства_20_атрибутов" draw:id="id2" draw:layer="layout" svg:width="1cm" svg:height="6cm" svg:x="59.5cm" svg:y="92cm">
          <text:p><text:span text:style-name="T10">#</text:span></text:p>
          <text:p><text:span text:style-name="T10"/></text:p>
          <text:p><text:span text:style-name="T10">#</text:span></text:p>
          <text:p><text:span text:style-name="T10">*</text:span></text:p>
          <text:p><text:span text:style-name="T10">*</text:span></text:p>
          <text:p><text:span text:style-name="T10">o</text:span></text:p>
          <text:p><text:span text:style-name="T10">o</text:span></text:p>
        </draw:rect>
        <draw:rect draw:style-name="Список_20_атрибутов_20_сущносей" draw:text-style-name="P8" draw:layer="layout" svg:width="13cm" svg:height="6cm" svg:x="26.5cm" svg:y="105.5cm">
          <draw:glue-point draw:id="4" svg:x="-5cm" svg:y="-3.701cm"/>
          <draw:glue-point draw:id="5" svg:x="-5cm" svg:y="-1.017cm"/>
          <text:p><text:span text:style-name="T8">Contact ID</text:span><text:span text:style-name="T2"> </text:span></text:p>
          <text:p><text:span text:style-name="T8">Code of language, in which named</text:span></text:p>
          <text:p><text:span text:style-name="T3">Name</text:span></text:p>
          <text:p><text:span text:style-name="T3">Entity</text:span></text:p>
          <text:p><text:span text:style-name="T3">Description</text:span></text:p>
          <text:p><text:span text:style-name="T3">Comments</text:span></text:p>
          <text:p><text:span text:style-name="T3"/></text:p>
        </draw:rect>
        <draw:rect draw:style-name="Свойства_20_атрибутов" draw:id="id14" draw:layer="layout" svg:width="1cm" svg:height="6cm" svg:x="39.5cm" svg:y="105.5cm">
          <text:p><text:span text:style-name="T10">#</text:span></text:p>
          <text:p><text:span text:style-name="T10"/></text:p>
          <text:p><text:span text:style-name="T10">#</text:span></text:p>
          <text:p><text:span text:style-name="T10">*</text:span></text:p>
          <text:p><text:span text:style-name="T10">*</text:span></text:p>
          <text:p><text:span text:style-name="T10">o</text:span></text:p>
          <text:p><text:span text:style-name="T10">o</text:span></text:p>
        </draw:rect>
        <draw:connector draw:style-name="gr2" draw:text-style-name="P2" draw:layer="layout" svg:x1="43.6cm" svg:y1="108.5cm" svg:x2="40.5cm" svg:y2="108.5cm" draw:start-shape="id13" draw:start-glue-point="3" draw:end-shape="id14" draw:end-glue-point="1" svg:d="m43600 108500h-3100">
          <text:p/>
        </draw:connector>
        <draw:g draw:id="id13">
          <draw:custom-shape draw:style-name="gr3" draw:text-style-name="P5" draw:layer="layout" svg:width="2cm" svg:height="2cm" svg:x="43.6cm" svg:y="107.5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43.9cm" svg:y="107.8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45.6cm" svg:y1="108.5cm" svg:x2="48.5cm" svg:y2="108.5cm" draw:start-shape="id13" draw:start-glue-point="1" draw:end-shape="id15" svg:d="m45600 108500h2900">
          <text:p/>
        </draw:connector>
        <draw:g draw:id="id12">
          <draw:rect draw:style-name="Заголовок_20_сущности" draw:layer="layout" svg:width="13cm" svg:height="2cm" svg:x="46.5cm" svg:y="90cm">
            <text:p/>
          </draw:rect>
          <draw:rect draw:style-name="Заголовок_20_сущности" draw:layer="layout" svg:width="11.726cm" svg:height="1.428cm" svg:x="47.137cm" svg:y="90.286cm">
            <text:p><text:span text:style-name="T4">Person name</text:span></text:p>
          </draw:rect>
        </draw:g>
        <draw:polyline draw:style-name="gr7" draw:text-style-name="P2" draw:layer="layout" svg:width="91.999cm" svg:height="90.999cm" svg:x="6cm" svg:y="69cm" svg:viewBox="0 0 92000 91000" draw:points="0,5057 92000,5057 92000,91000 2360,91000 2360,0">
          <text:p/>
        </draw:polyline>
        <draw:frame draw:style-name="gr8" draw:text-style-name="P9" draw:layer="layout" svg:width="11cm" svg:height="1.75cm" svg:x="10.5cm" svg:y="77cm">
          <draw:text-box>
            <text:p><text:span text:style-name="T12">Package: Person-Contact</text:span></text:p>
          </draw:text-box>
        </draw:frame>
        <draw:custom-shape draw:style-name="gr9" draw:text-style-name="P10" draw:layer="layout" svg:width="28cm" svg:height="7.5cm" svg:x="28.5cm" svg:y="3.5cm">
          <text:p><text:span text:style-name="T13">Copyright (C) 2010 Andrejs Sisojevs &lt;andrejs.sisojevs@nextmail.ru&gt;</text:span></text:p>
          <text:p><text:span text:style-name="T13"/></text:p>
          <text:p><text:span text:style-name="T13">All rights reserved.</text:span></text:p>
          <text:p><text:span text:style-name="T13"/></text:p>
          <text:p><text:span text:style-name="T13">For license and copyright information, see the file COPYRIGHT</text:span></text:p>
          <text:p><text:span text:style-name="T14"/></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rect draw:style-name="Заголовок_20_сущности" draw:layer="layout" svg:width="9cm" svg:height="2cm" svg:x="48.5cm" svg:y="102.5cm">
          <text:p><text:span text:style-name="T4">Concact</text:span></text:p>
        </draw:rect>
        <draw:rect draw:style-name="Заголовок_20_сущности" draw:id="id10" draw:layer="layout" svg:width="13cm" svg:height="3.5cm" svg:x="26.5cm" svg:y="102cm">
          <text:p/>
        </draw:rect>
        <draw:rect draw:style-name="Заголовок_20_сущности" draw:layer="layout" svg:width="12cm" svg:height="2.5cm" svg:x="27cm" svg:y="102.5cm">
          <text:p/>
        </draw:rect>
        <draw:rect draw:style-name="Заголовок_20_сущности" draw:layer="layout" svg:width="11cm" svg:height="1.832cm" svg:x="27.5cm" svg:y="102.834cm">
          <text:p><text:span text:style-name="T4">Contact name</text:span></text:p>
        </draw:rect>
        <draw:rect draw:style-name="Список_20_атрибутов_20_сущносей" draw:layer="layout" svg:width="9.017cm" svg:height="5.499cm" svg:x="54.5cm" svg:y="126.5cm">
          <draw:glue-point draw:id="4" svg:x="-5cm" svg:y="-3.701cm"/>
          <draw:glue-point draw:id="5" svg:x="-5cm" svg:y="-1.017cm"/>
          <text:p><text:span text:style-name="T8">Contact ID</text:span><text:span text:style-name="T15"> </text:span></text:p>
          <text:p><text:span text:style-name="T2"/></text:p>
          <text:p><text:span text:style-name="T3">Phone number</text:span></text:p>
        </draw:rect>
        <draw:rect draw:style-name="Свойства_20_атрибутов" draw:layer="layout" svg:width="1cm" svg:height="5.499cm" svg:x="63.5cm" svg:y="126.5cm">
          <text:p><text:span text:style-name="T10">#</text:span></text:p>
          <text:p><text:span text:style-name="T10"/></text:p>
          <text:p><text:span text:style-name="T10">*</text:span></text:p>
          <text:p><text:span text:style-name="T10"/></text:p>
        </draw:rect>
        <draw:connector draw:style-name="gr10" draw:text-style-name="P2" draw:layer="layout" draw:line-skew="-0.076cm" svg:x1="53cm" svg:y1="116.15cm" svg:x2="59cm" svg:y2="123cm" draw:start-shape="id16" draw:start-glue-point="2" draw:end-shape="id17" draw:end-glue-point="0" svg:d="m53000 116150v3350h6000v3500">
          <text:p/>
        </draw:connector>
        <draw:g draw:id="id16">
          <draw:custom-shape draw:style-name="gr3" draw:text-style-name="P5" draw:layer="layout" svg:width="2cm" svg:height="2cm" svg:x="52cm" svg:y="114.15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52.3cm" svg:y="114.45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53cm" svg:y1="114.15cm" svg:x2="53cm" svg:y2="112.5cm" draw:start-shape="id16" draw:start-glue-point="0" draw:end-shape="id15" draw:end-glue-point="2" svg:d="m53000 114150v-1650">
          <text:p/>
        </draw:connector>
        <draw:rect draw:style-name="gr11" draw:id="id17" draw:layer="layout" svg:width="9cm" svg:height="3.5cm" svg:x="54.5cm" svg:y="123cm">
          <text:p/>
        </draw:rect>
        <draw:rect draw:style-name="gr11" draw:layer="layout" svg:width="8.308cm" svg:height="2.5cm" svg:x="54.846cm" svg:y="123.5cm">
          <text:p/>
        </draw:rect>
        <draw:rect draw:style-name="gr12" draw:layer="layout" svg:width="7.616cm" svg:height="1.832cm" svg:x="55.192cm" svg:y="123.834cm">
          <text:p><text:span text:style-name="T4">Contact phone</text:span></text:p>
        </draw:rect>
        <draw:rect draw:style-name="Список_20_атрибутов_20_сущносей" draw:layer="layout" svg:width="8.754cm" svg:height="5.499cm" svg:x="43cm" svg:y="126.5cm">
          <draw:glue-point draw:id="4" svg:x="-5cm" svg:y="-3.701cm"/>
          <draw:glue-point draw:id="5" svg:x="-5cm" svg:y="-1.017cm"/>
          <text:p><text:span text:style-name="T8">Contact ID</text:span><text:span text:style-name="T15"> </text:span></text:p>
          <text:p><text:span text:style-name="T2"/></text:p>
          <text:p><text:span text:style-name="T3">Fax number</text:span></text:p>
        </draw:rect>
        <draw:rect draw:style-name="Свойства_20_атрибутов" draw:layer="layout" svg:width="1cm" svg:height="5.499cm" svg:x="51.737cm" svg:y="126.5cm">
          <text:p><text:span text:style-name="T10">#</text:span></text:p>
          <text:p><text:span text:style-name="T10"/></text:p>
          <text:p><text:span text:style-name="T10">*</text:span></text:p>
          <text:p><text:span text:style-name="T10"/></text:p>
        </draw:rect>
        <draw:connector draw:style-name="gr10" draw:text-style-name="P2" draw:layer="layout" draw:line-skew="-0.076cm" svg:x1="53cm" svg:y1="116.15cm" svg:x2="47.368cm" svg:y2="123cm" draw:start-shape="id16" draw:start-glue-point="2" draw:end-shape="id18" draw:end-glue-point="0" svg:d="m53000 116150v3350h-5632v3500">
          <text:p/>
        </draw:connector>
        <draw:rect draw:style-name="gr11" draw:id="id18" draw:layer="layout" svg:width="8.737cm" svg:height="3.5cm" svg:x="43cm" svg:y="123cm">
          <text:p/>
        </draw:rect>
        <draw:rect draw:style-name="gr11" draw:layer="layout" svg:width="8.065cm" svg:height="2.5cm" svg:x="43.336cm" svg:y="123.5cm">
          <text:p/>
        </draw:rect>
        <draw:rect draw:style-name="gr12" draw:layer="layout" svg:width="7.393cm" svg:height="1.832cm" svg:x="43.672cm" svg:y="123.834cm">
          <text:p><text:span text:style-name="T4">Contact fax</text:span></text:p>
        </draw:rect>
        <draw:rect draw:style-name="Список_20_атрибутов_20_сущносей" draw:layer="layout" svg:width="9cm" svg:height="5.499cm" svg:x="66.5cm" svg:y="126.5cm">
          <draw:glue-point draw:id="4" svg:x="-5cm" svg:y="-3.701cm"/>
          <draw:glue-point draw:id="5" svg:x="-5cm" svg:y="-1.017cm"/>
          <text:p><text:span text:style-name="T8">Contact ID</text:span><text:span text:style-name="T15"> </text:span></text:p>
          <text:p><text:span text:style-name="T2"/></text:p>
          <text:p><text:span text:style-name="T3">Country</text:span></text:p>
          <text:p><text:span text:style-name="T3">Region</text:span></text:p>
          <text:p><text:span text:style-name="T3">City/Town</text:span></text:p>
          <text:p><text:span text:style-name="T3">Postal index</text:span></text:p>
          <text:p><text:span text:style-name="T3">Local address</text:span></text:p>
          <text:p><text:span text:style-name="T3">Mail recepient name</text:span></text:p>
        </draw:rect>
        <draw:rect draw:style-name="Свойства_20_атрибутов" draw:layer="layout" svg:width="1cm" svg:height="5.499cm" svg:x="75.322cm" svg:y="126.5cm">
          <text:p><text:span text:style-name="T10">#</text:span></text:p>
          <text:p><text:span text:style-name="T10"/></text:p>
          <text:p><text:span text:style-name="T10">*</text:span></text:p>
          <text:p><text:span text:style-name="T10">*</text:span></text:p>
          <text:p><text:span text:style-name="T10">*</text:span></text:p>
          <text:p><text:span text:style-name="T10">*</text:span></text:p>
          <text:p><text:span text:style-name="T10">*</text:span></text:p>
          <text:p><text:span text:style-name="T10">*</text:span></text:p>
          <text:p><text:span text:style-name="T10"/></text:p>
        </draw:rect>
        <draw:connector draw:style-name="gr10" draw:text-style-name="P2" draw:layer="layout" draw:line-skew="-0.601cm" svg:x1="53cm" svg:y1="116.15cm" svg:x2="70.991cm" svg:y2="123.051cm" draw:start-shape="id16" draw:start-glue-point="2" draw:end-shape="id19" draw:end-glue-point="0" svg:d="m53000 116150v2850h17991v4051">
          <text:p/>
        </draw:connector>
        <draw:rect draw:style-name="gr11" draw:id="id19" draw:layer="layout" svg:width="8.983cm" svg:height="3.449cm" svg:x="66.5cm" svg:y="123.051cm">
          <text:p/>
        </draw:rect>
        <draw:rect draw:style-name="gr11" draw:layer="layout" svg:width="8.293cm" svg:height="2.463cm" svg:x="66.845cm" svg:y="123.544cm">
          <text:p/>
        </draw:rect>
        <draw:rect draw:style-name="gr12" draw:layer="layout" svg:width="7.602cm" svg:height="1.805cm" svg:x="67.19cm" svg:y="123.873cm">
          <text:p><text:span text:style-name="T4">Contact postal </text:span></text:p>
          <text:p><text:span text:style-name="T4">address</text:span></text:p>
        </draw:rect>
        <draw:rect draw:style-name="Список_20_атрибутов_20_сущносей" draw:layer="layout" svg:width="9.129cm" svg:height="5.499cm" svg:x="78.5cm" svg:y="126.5cm">
          <draw:glue-point draw:id="4" svg:x="-5cm" svg:y="-3.701cm"/>
          <draw:glue-point draw:id="5" svg:x="-5cm" svg:y="-1.017cm"/>
          <text:p><text:span text:style-name="T8">Contact ID</text:span><text:span text:style-name="T15"> </text:span></text:p>
          <text:p><text:span text:style-name="T2"/></text:p>
          <text:p><text:span text:style-name="T11">Person ID</text:span></text:p>
          <text:p text:style-name="P11"><text:span text:style-name="T3">Description of representation role performed by contact person</text:span></text:p>
        </draw:rect>
        <draw:rect draw:style-name="Свойства_20_атрибутов" draw:layer="layout" svg:width="1cm" svg:height="5.499cm" svg:x="87.612cm" svg:y="126.5cm">
          <text:p><text:span text:style-name="T10">#</text:span></text:p>
          <text:p><text:span text:style-name="T10"/></text:p>
          <text:p><text:span text:style-name="T10">*</text:span></text:p>
          <text:p><text:span text:style-name="T10">o</text:span></text:p>
        </draw:rect>
        <draw:connector draw:style-name="gr10" draw:text-style-name="P2" draw:layer="layout" draw:line-skew="-1.101cm" svg:x1="53cm" svg:y1="116.15cm" svg:x2="83.056cm" svg:y2="123.051cm" draw:start-shape="id16" draw:start-glue-point="2" draw:end-shape="id20" draw:end-glue-point="0" svg:d="m53000 116150v2350h30056v4551">
          <text:p/>
        </draw:connector>
        <draw:rect draw:style-name="Заголовок_20_сущности" draw:id="id20" draw:layer="layout" svg:width="9.112cm" svg:height="3.449cm" svg:x="78.5cm" svg:y="123.051cm">
          <draw:glue-point draw:id="4" svg:x="2.097cm" svg:y="-5.001cm"/>
          <text:p/>
        </draw:rect>
        <draw:rect draw:style-name="Заголовок_20_сущности" draw:layer="layout" svg:width="8.412cm" svg:height="2.463cm" svg:x="78.85cm" svg:y="123.544cm">
          <text:p/>
        </draw:rect>
        <draw:rect draw:style-name="Заголовок_20_сущности" draw:layer="layout" svg:width="7.71cm" svg:height="1.805cm" svg:x="79.201cm" svg:y="123.873cm">
          <text:p><text:span text:style-name="T4">Contact person</text:span></text:p>
        </draw:rect>
        <draw:rect draw:style-name="Список_20_атрибутов_20_сущносей" draw:layer="layout" svg:width="9cm" svg:height="5.499cm" svg:x="31.5cm" svg:y="126.5cm">
          <draw:glue-point draw:id="4" svg:x="-5cm" svg:y="-3.701cm"/>
          <draw:glue-point draw:id="5" svg:x="-5cm" svg:y="-1.017cm"/>
          <text:p><text:span text:style-name="T8">Contact ID</text:span><text:span text:style-name="T15"> </text:span></text:p>
          <text:p><text:span text:style-name="T2"/></text:p>
          <text:p><text:span text:style-name="T3">e-mail address</text:span></text:p>
        </draw:rect>
        <draw:rect draw:style-name="Свойства_20_атрибутов" draw:layer="layout" svg:width="1.059cm" svg:height="5.499cm" svg:x="40.5cm" svg:y="126.5cm">
          <text:p><text:span text:style-name="T10">#</text:span></text:p>
          <text:p><text:span text:style-name="T10"/></text:p>
          <text:p><text:span text:style-name="T10">*</text:span></text:p>
          <text:p><text:span text:style-name="T10"/></text:p>
        </draw:rect>
        <draw:connector draw:style-name="gr10" draw:text-style-name="P2" draw:layer="layout" draw:line-skew="-0.576cm" svg:x1="53cm" svg:y1="116.15cm" svg:x2="36cm" svg:y2="123cm" draw:start-shape="id16" draw:end-shape="id21" draw:end-glue-point="0" svg:d="m53000 116150v2850h-17000v4000">
          <text:p/>
        </draw:connector>
        <draw:rect draw:style-name="gr11" draw:id="id21" draw:layer="layout" svg:width="9cm" svg:height="3.5cm" svg:x="31.5cm" svg:y="123cm">
          <text:p/>
        </draw:rect>
        <draw:rect draw:style-name="gr11" draw:layer="layout" svg:width="8.308cm" svg:height="2.5cm" svg:x="31.846cm" svg:y="123.5cm">
          <text:p/>
        </draw:rect>
        <draw:rect draw:style-name="gr12" draw:layer="layout" svg:width="7.616cm" svg:height="1.832cm" svg:x="32.192cm" svg:y="123.834cm">
          <text:p><text:span text:style-name="T4">Contact e-mail</text:span></text:p>
        </draw:rect>
        <draw:rect draw:style-name="Список_20_атрибутов_20_сущносей" draw:id="id24" draw:layer="layout" svg:width="11.593cm" svg:height="5.499cm" svg:x="17.5cm" svg:y="126.5cm">
          <draw:glue-point draw:id="4" svg:x="-5cm" svg:y="-3.701cm"/>
          <draw:glue-point draw:id="5" svg:x="-5cm" svg:y="-1.017cm"/>
          <text:p><text:span text:style-name="T8">Contact ID</text:span><text:span text:style-name="T15"> </text:span></text:p>
          <text:p><text:span text:style-name="T2"/></text:p>
          <text:p><text:span text:style-name="T3">System</text:span></text:p>
          <text:p text:style-name="P12"><text:span text:style-name="T3">ID or nick in system</text:span></text:p>
          <text:p text:style-name="P12"><text:span text:style-name="T3">Addition information about addressing in the system</text:span></text:p>
        </draw:rect>
        <draw:rect draw:style-name="Свойства_20_атрибутов" draw:layer="layout" svg:width="1cm" svg:height="5.499cm" svg:x="29.076cm" svg:y="126.5cm">
          <text:p><text:span text:style-name="T10">#</text:span></text:p>
          <text:p><text:span text:style-name="T10"/></text:p>
          <text:p><text:span text:style-name="T10">*</text:span></text:p>
          <text:p><text:span text:style-name="T10">*</text:span></text:p>
          <text:p><text:span text:style-name="T10">o</text:span></text:p>
        </draw:rect>
        <draw:connector draw:style-name="gr10" draw:text-style-name="P2" draw:layer="layout" draw:line-skew="-1.076cm" svg:x1="53cm" svg:y1="116.15cm" svg:x2="23.285cm" svg:y2="123cm" draw:start-shape="id16" draw:start-glue-point="2" draw:end-shape="id22" draw:end-glue-point="0" svg:d="m53000 116150v2350h-29715v4500">
          <text:p/>
        </draw:connector>
        <draw:rect draw:style-name="Заголовок_20_сущности" draw:id="id22" draw:layer="layout" svg:width="11.571cm" svg:height="3.5cm" svg:x="17.5cm" svg:y="123cm">
          <text:p/>
        </draw:rect>
        <draw:rect draw:style-name="Заголовок_20_сущности" draw:layer="layout" svg:width="10.681cm" svg:height="2.5cm" svg:x="17.945cm" svg:y="123.5cm">
          <text:p/>
        </draw:rect>
        <draw:rect draw:style-name="Заголовок_20_сущности" draw:layer="layout" svg:width="9.791cm" svg:height="1.832cm" svg:x="18.39cm" svg:y="123.834cm">
          <text:p><text:span text:style-name="T4">Contact ID or nick </text:span></text:p>
          <text:p><text:span text:style-name="T4">in some system</text:span></text:p>
        </draw:rect>
        <draw:rect draw:style-name="Свойства_20_атрибутов" draw:id="id9" draw:layer="layout" svg:width="1cm" svg:height="4cm" svg:x="80cm" svg:y="93cm">
          <draw:glue-point draw:id="4" svg:x="5.01cm" svg:y="-2.142cm"/>
          <draw:glue-point draw:id="5" svg:x="5.01cm" svg:y="3.571cm"/>
          <text:p><text:span text:style-name="T10">#</text:span></text:p>
          <text:p><text:span text:style-name="T10">*</text:span></text:p>
          <text:p><text:span text:style-name="T10">o</text:span></text:p>
        </draw:rect>
        <draw:path draw:style-name="gr13" draw:text-style-name="P2" draw:layer="layout" svg:width="3.376cm" svg:height="3.821cm" draw:transform="rotate (-1.15261543801802) translate (54.4761069557242cm 115.787351874367cm)" svg:viewBox="0 0 3377 3822" svg:d="m0-1794c956-64 2271 383 2956-252 135-304 499-204 406-913s-1376-1708-2065-2563">
          <text:p/>
        </draw:path>
        <draw:frame draw:style-name="gr14" draw:text-style-name="P13" draw:layer="layout" svg:width="5cm" svg:height="2.25cm" svg:x="55.5cm" svg:y="116cm">
          <draw:text-box>
            <text:p><text:span text:style-name="T6">EXCLUSIVE</text:span></text:p>
            <text:p><text:span text:style-name="T6">OR</text:span></text:p>
          </draw:text-box>
        </draw:frame>
        <draw:rect draw:style-name="Кодификатор" draw:id="id23" draw:layer="layout" svg:width="8cm" svg:height="9.5cm" svg:x="37cm" svg:y="91cm">
          <text:p><text:span text:style-name="T5">Personal contacts types:</text:span></text:p>
          <text:p><text:span text:style-name="T6"/></text:p>
          <text:p>ID in some system</text:p>
          <text:p text:style-name="P4">e-mail </text:p>
          <text:p text:style-name="P4">phone</text:p>
          <text:p text:style-name="P4">fax</text:p>
          <text:p text:style-name="P4">postal</text:p>
          <text:p text:style-name="P4">another person</text:p>
          <text:p text:style-name="P4"/>
          <text:p text:style-name="P4">undefined</text:p>
          <text:p text:style-name="P4">unclassified</text:p>
        </draw:rect>
        <draw:connector draw:style-name="Привязка_20_кодификатора" draw:layer="layout" draw:type="line" svg:x1="41cm" svg:y1="100.5cm" svg:x2="48.5cm" svg:y2="103.5cm" draw:start-shape="id23" svg:d="m41000 100500 7500 3000">
          <text:p/>
        </draw:connector>
        <draw:rect draw:style-name="Кодификатор" draw:id="id25" draw:layer="layout" svg:width="9cm" svg:height="8.5cm" svg:x="11cm" svg:y="111cm">
          <text:p><text:span text:style-name="T5">Persons registering systems:</text:span></text:p>
          <text:p><text:span text:style-name="T6"/></text:p>
          <text:p>&lt;this system&gt;</text:p>
          <text:p>skype</text:p>
          <text:p text:style-name="P4"/>
          <text:p text:style-name="P4">unclassified</text:p>
        </draw:rect>
        <draw:connector draw:style-name="Привязка_20_кодификатора" draw:layer="layout" draw:type="line" svg:x1="17.5cm" svg:y1="128.69cm" svg:x2="15.5cm" svg:y2="119.5cm" draw:start-shape="id24" draw:start-glue-point="5" draw:end-shape="id25" draw:end-glue-point="2" svg:d="m17500 128690-2000-9190">
          <text:p/>
        </draw:connector>
        <draw:connector draw:style-name="gr6" draw:text-style-name="P2" draw:layer="layout" draw:type="line" svg:x1="112.75cm" svg:y1="49cm" svg:x2="112.75cm" svg:y2="50.4cm" draw:start-shape="id26" draw:start-glue-point="2" draw:end-shape="id27" draw:end-glue-point="0" svg:d="m112750 49000v1400">
          <text:p/>
        </draw:connector>
        <draw:rect draw:style-name="Список_20_атрибутов_20_сущносей" draw:id="id26" draw:layer="layout" svg:width="12.5cm" svg:height="4cm" svg:x="106.5cm" svg:y="45cm">
          <text:p><text:span text:style-name="T16">Name</text:span></text:p>
          <text:p><text:span text:style-name="T16">Entity</text:span></text:p>
          <text:p><text:span text:style-name="T16">Description</text:span></text:p>
          <text:p><text:span text:style-name="T16">Comments</text:span></text:p>
        </draw:rect>
        <draw:rect draw:style-name="gr1" draw:text-style-name="P3" draw:id="id69" draw:layer="layout" svg:width="12.5cm" svg:height="1cm" svg:x="106.5cm" svg:y="44cm">
          <text:p text:style-name="P2"><text:span text:style-name="T4">Named</text:span></text:p>
        </draw:rect>
        <draw:rect draw:style-name="Свойства_20_атрибутов" draw:id="id64" draw:layer="layout" svg:width="1cm" svg:height="4cm" svg:x="119cm" svg:y="45cm">
          <text:p><text:span text:style-name="T10">*</text:span></text:p>
          <text:p><text:span text:style-name="T10">*</text:span></text:p>
          <text:p><text:span text:style-name="T10">о</text:span></text:p>
          <text:p><text:span text:style-name="T10">о</text:span></text:p>
        </draw:rect>
        <draw:path draw:style-name="gr15" draw:text-style-name="P2" draw:id="id27" draw:layer="layout" svg:width="2.099cm" svg:height="1.099cm" svg:x="111.7cm" svg:y="50.4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6" draw:text-style-name="P2" draw:layer="layout" draw:type="curve" svg:x1="96.166cm" svg:y1="59.971cm" svg:x2="112.301cm" svg:y2="51.5cm" draw:end-shape="id27" draw:end-glue-point="5" svg:d="m96166 59971c0-5940 16135-1705 16135-8471">
          <text:p/>
        </draw:connector>
        <draw:polyline draw:style-name="gr7" draw:text-style-name="P2" draw:layer="layout" svg:width="94.499cm" svg:height="106.499cm" svg:x="99.5cm" svg:y="34.5cm" svg:viewBox="0 0 94500 106500" draw:points="0,5918 94500,5918 94500,106500 2424,106500 2424,0">
          <text:p/>
        </draw:polyline>
        <draw:frame draw:style-name="gr8" draw:text-style-name="P9" draw:layer="layout" svg:width="11cm" svg:height="1.75cm" svg:x="182cm" svg:y="56.5cm">
          <draw:text-box>
            <text:p><text:span text:style-name="T12">Package: Codifier</text:span></text:p>
          </draw:text-box>
        </draw:frame>
        <draw:rect draw:style-name="Список_20_атрибутов_20_сущносей" draw:id="id30" draw:layer="layout" svg:width="7.5cm" svg:height="8cm" svg:x="140cm" svg:y="61.5cm">
          <draw:glue-point draw:id="4" svg:x="-5cm" svg:y="-3.701cm"/>
          <draw:glue-point draw:id="5" svg:x="-5cm" svg:y="-1.017cm"/>
          <draw:glue-point draw:id="6" svg:x="3.333cm" svg:y="5cm"/>
          <draw:glue-point draw:id="7" svg:x="-5.001cm" svg:y="1.875cm"/>
          <draw:glue-point draw:id="8" svg:x="-5cm" svg:y="-2.5cm"/>
          <text:p><text:span text:style-name="T1">Code ID</text:span><text:span text:style-name="T2"> </text:span></text:p>
          <text:p><text:span text:style-name="T3">Code type</text:span></text:p>
          <text:p><text:span text:style-name="T3">Code text</text:span></text:p>
          <text:p><text:span text:style-name="T3">Additonal field 1</text:span></text:p>
          <text:p><text:span text:style-name="T3">Additonal field 2</text:span></text:p>
          <text:p><text:span text:style-name="T3">Additonal field 3</text:span></text:p>
          <text:p><text:span text:style-name="T3">Additonal field 4</text:span></text:p>
          <text:p><text:span text:style-name="T3">Additonal field 5</text:span></text:p>
        </draw:rect>
        <draw:rect draw:style-name="gr1" draw:text-style-name="P3" draw:id="id33" draw:layer="layout" svg:width="7.5cm" svg:height="1cm" svg:x="140cm" svg:y="60.5cm">
          <draw:glue-point draw:id="4" svg:x="3.333cm" svg:y="-5cm"/>
          <draw:glue-point draw:id="5" svg:x="-2.333cm" svg:y="-5cm"/>
          <text:p text:style-name="P2"><text:span text:style-name="T4">Code</text:span></text:p>
        </draw:rect>
        <draw:rect draw:style-name="Свойства_20_атрибутов" draw:id="id36" draw:layer="layout" svg:width="1cm" svg:height="8cm" svg:x="147.5cm" svg:y="61.5cm">
          <text:p><text:span text:style-name="T10">#</text:span></text:p>
          <text:p><text:span text:style-name="T10">*</text:span></text:p>
          <text:p><text:span text:style-name="T10">*</text:span></text:p>
          <text:p><text:span text:style-name="T10">o</text:span></text:p>
          <text:p><text:span text:style-name="T10">o</text:span></text:p>
          <text:p><text:span text:style-name="T10">o</text:span></text:p>
          <text:p><text:span text:style-name="T10">o</text:span></text:p>
          <text:p><text:span text:style-name="T10">o</text:span></text:p>
        </draw:rect>
        <draw:connector draw:style-name="gr2" draw:text-style-name="P2" draw:layer="layout" svg:x1="133.541cm" svg:y1="73cm" svg:x2="130cm" svg:y2="73cm" draw:start-shape="id28" draw:start-glue-point="3" draw:end-shape="id29" draw:end-glue-point="4" svg:d="m133541 73000h-3541">
          <text:p/>
        </draw:connector>
        <draw:g draw:id="id28">
          <draw:custom-shape draw:style-name="gr3" draw:text-style-name="P5" draw:layer="layout" svg:width="2cm" svg:height="2cm" svg:x="133.541cm" svg:y="72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133.841cm" svg:y="72.3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135.541cm" svg:y1="73cm" svg:x2="140cm" svg:y2="67cm" draw:start-shape="id28" draw:start-glue-point="1" draw:end-shape="id30" draw:end-glue-point="7" svg:d="m135541 73000h2230v-6000h2229">
          <text:p/>
        </draw:connector>
        <draw:rect draw:style-name="Список_20_атрибутов_20_сущносей" draw:text-style-name="P14" draw:id="id35" draw:layer="layout" svg:width="12cm" svg:height="3cm" svg:x="155.5cm" svg:y="64cm">
          <draw:glue-point draw:id="4" svg:x="-5cm" svg:y="-3.701cm"/>
          <draw:glue-point draw:id="5" svg:x="-5cm" svg:y="-1.017cm"/>
          <draw:glue-point draw:id="6" svg:x="3.333cm" svg:y="5cm"/>
          <text:p><text:span text:style-name="T8">Supercode ID</text:span><text:span text:style-name="T15"> </text:span></text:p>
          <text:p><text:span text:style-name="T8">Subcode ID</text:span></text:p>
          <text:p><text:span text:style-name="T15">Default code</text:span></text:p>
        </draw:rect>
        <draw:rect draw:style-name="Свойства_20_атрибутов" draw:layer="layout" svg:width="1cm" svg:height="3cm" svg:x="167.5cm" svg:y="64cm">
          <text:p><text:span text:style-name="T10">#</text:span></text:p>
          <text:p><text:span text:style-name="T10">#</text:span></text:p>
          <text:p><text:span text:style-name="T10">*</text:span></text:p>
        </draw:rect>
        <draw:connector draw:style-name="gr2" draw:text-style-name="P2" draw:layer="layout" svg:x1="161.5cm" svg:y1="58.5cm" svg:x2="161.5cm" svg:y2="62cm" draw:start-shape="id31" draw:start-glue-point="2" draw:end-shape="id32" draw:end-glue-point="0" svg:d="m161500 58500v3500">
          <text:p/>
        </draw:connector>
        <draw:g draw:id="id31">
          <draw:custom-shape draw:style-name="gr3" draw:text-style-name="P5" draw:layer="layout" svg:width="2cm" svg:height="2cm" svg:x="160.5cm" svg:y="56.5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160.8cm" svg:y="56.8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160.5cm" svg:y1="57.5cm" svg:x2="146.249cm" svg:y2="60.5cm" draw:start-shape="id31" draw:start-glue-point="3" draw:end-shape="id33" draw:end-glue-point="4" svg:d="m160500 57500h-14251v3000">
          <text:p/>
        </draw:connector>
        <draw:g draw:id="id32">
          <draw:rect draw:style-name="Заголовок_20_сущности" draw:layer="layout" svg:width="12cm" svg:height="2cm" svg:x="155.5cm" svg:y="62cm">
            <text:p/>
          </draw:rect>
          <draw:rect draw:style-name="Заголовок_20_сущности" draw:layer="layout" svg:width="10.824cm" svg:height="1.428cm" svg:x="156.088cm" svg:y="62.286cm">
            <text:p><text:span text:style-name="T4">Codes tree</text:span></text:p>
          </draw:rect>
        </draw:g>
        <draw:connector draw:style-name="gr2" draw:text-style-name="P2" draw:layer="layout" svg:x1="152.8cm" svg:y1="65.5cm" svg:x2="155.5cm" svg:y2="65.5cm" draw:start-shape="id34" draw:start-glue-point="1" draw:end-shape="id35" draw:end-glue-point="3" svg:d="m152800 65500h2700">
          <text:p/>
        </draw:connector>
        <draw:g draw:id="id34">
          <draw:custom-shape draw:style-name="gr3" draw:text-style-name="P5" draw:layer="layout" svg:width="2cm" svg:height="2cm" svg:x="150.8cm" svg:y="64.5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151.1cm" svg:y="64.8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150.8cm" svg:y1="65.5cm" svg:x2="148.5cm" svg:y2="65.5cm" draw:start-shape="id34" draw:start-glue-point="3" draw:end-shape="id36" draw:end-glue-point="1" svg:d="m150800 65500h-2300">
          <text:p/>
        </draw:connector>
        <draw:rect draw:style-name="Список_20_атрибутов_20_сущносей" draw:text-style-name="P8" draw:layer="layout" svg:width="13cm" svg:height="6cm" svg:x="116cm" svg:y="68.5cm">
          <draw:glue-point draw:id="4" svg:x="-5cm" svg:y="-3.701cm"/>
          <draw:glue-point draw:id="5" svg:x="-5cm" svg:y="-1.017cm"/>
          <text:p><text:span text:style-name="T8">Code ID (that is named)</text:span></text:p>
          <text:p><text:span text:style-name="T8">Code of language, in which named</text:span></text:p>
          <text:p><text:span text:style-name="T3">Name</text:span></text:p>
          <text:p><text:span text:style-name="T3">Entity</text:span></text:p>
          <text:p><text:span text:style-name="T3">Description</text:span></text:p>
          <text:p><text:span text:style-name="T3">Comments</text:span></text:p>
          <text:p><text:span text:style-name="T3"/></text:p>
        </draw:rect>
        <draw:rect draw:style-name="Свойства_20_атрибутов" draw:id="id29" draw:layer="layout" svg:width="1cm" svg:height="6cm" svg:x="129cm" svg:y="68.5cm">
          <draw:glue-point draw:id="4" svg:x="5cm" svg:y="2.5cm"/>
          <draw:glue-point draw:id="5" svg:x="5cm" svg:y="-3.333cm"/>
          <text:p><text:span text:style-name="T10">#</text:span></text:p>
          <text:p><text:span text:style-name="T10"/></text:p>
          <text:p><text:span text:style-name="T10">#</text:span></text:p>
          <text:p><text:span text:style-name="T10">*</text:span></text:p>
          <text:p><text:span text:style-name="T10">*</text:span></text:p>
          <text:p><text:span text:style-name="T10">o</text:span></text:p>
          <text:p><text:span text:style-name="T10">o</text:span></text:p>
        </draw:rect>
        <draw:g draw:id="id42">
          <draw:glue-point draw:id="4" svg:x="3.461cm" svg:y="-5cm"/>
          <draw:rect draw:style-name="Заголовок_20_сущности" draw:layer="layout" svg:width="13cm" svg:height="2cm" svg:x="116cm" svg:y="66.5cm">
            <text:p/>
          </draw:rect>
          <draw:rect draw:style-name="Заголовок_20_сущности" draw:layer="layout" svg:width="11.726cm" svg:height="1.428cm" svg:x="116.637cm" svg:y="66.786cm">
            <text:p><text:span text:style-name="T4">Code name</text:span></text:p>
          </draw:rect>
        </draw:g>
        <draw:rect draw:style-name="Кодификатор" draw:id="id37" draw:layer="layout" svg:width="9cm" svg:height="7.5cm" svg:x="142.5cm" svg:y="72cm">
          <text:p><text:span text:style-name="T6">Codes types</text:span></text:p>
          <text:p/>
          <text:p>metacodifier</text:p>
          <text:p>codifier</text:p>
          <text:p>statuses-set</text:p>
          <text:p>composite code part</text:p>
          <text:p>plain code</text:p>
          <text:p>undefined</text:p>
          <text:p>unclassified</text:p>
        </draw:rect>
        <draw:rect draw:style-name="gr1" draw:text-style-name="P2" draw:layer="layout" svg:width="26.5cm" svg:height="10cm" svg:x="109cm" svg:y="77cm">
          <text:p text:style-name="P15">For codes that has code_type other than "plain code",</text:p>
          <text:p text:style-name="P15">code_text field becomes constrainted to hold only unique values.</text:p>
          <text:p text:style-name="P15">Besides that, a set of subcodes in scope of 1 codifier (supercode) is also </text:p>
          <text:p text:style-name="P15">constrainted to hold only unique code_text values, even if subcodes are "plain codes".</text:p>
          <text:p text:style-name="P15"/>
          <text:p text:style-name="P15">Examples:</text:p>
          <text:p text:style-name="P15">** codifier(ID: 1; code text: A), codifier(ID: 2; code text: A) — illegal (nonunique code_text)</text:p>
          <text:p text:style-name="P15">** codifier(ID: 1; code text: A; subcodes: [x,y,z,x]) — illegal (nonunique subcodes)</text:p>
          <text:p text:style-name="P15"/>
          <text:p text:style-name="P15">Same rule holds for "codes_names" table, "name" field in scope of any 1 language of name.</text:p>
          <text:p text:style-name="P15"/>
          <text:p text:style-name="P15">These constraints are controlled by triggers.</text:p>
        </draw:rect>
        <draw:connector draw:style-name="gr16" draw:text-style-name="P2" draw:layer="layout" draw:type="line" svg:x1="147cm" svg:y1="72cm" svg:x2="143.75cm" svg:y2="69.5cm" draw:start-shape="id37" draw:end-shape="id30" draw:end-glue-point="2" svg:d="m147000 72000-3250-2500">
          <text:p/>
        </draw:connector>
        <draw:rect draw:style-name="gr17" draw:text-style-name="P17" draw:layer="layout" svg:width="85.527cm" svg:height="10cm" svg:x="105.29cm" svg:y="115.546cm">
          <text:p text:style-name="P16"><text:span text:style-name="T17">-- Administration functions:</text:span></text:p>
          <text:p text:style-name="P16"><text:span text:style-name="T17"/></text:p>
          <text:p text:style-name="P16"><text:span text:style-name="T17">remove_code(par_if_exists boolean, par_acodekeyl t_addressed_code_key_by_lng, par_remove_code boolean, par_cascade_remove_subcodes boolean, par_if_cascade__only_ones_not_reachable_from_elsewhere boolean)</text:span></text:p>
          <text:p text:style-name="P16"><text:span text:style-name="T17">bind_code_to_codifier(par_c_acodekeyl t_addressed_code_key_by_lng, par_cf_codekeyl t_code_key_by_lng, par_dflt boolean)</text:span></text:p>
          <text:p text:style-name="P16"><text:span text:style-name="T17">unbind_code_from_codifier(par_if_exists boolean, par_c_acodekeyl t_addressed_code_key_by_lng)</text:span></text:p>
          <text:p text:style-name="P16"><text:span text:style-name="T17">new_code_by_userseqs(par_code_construct code_construction_input, par_super_code t_code_key_by_lng, par_dflt_isit boolean, par_codifier_ids_seq_name varchar, par_plaincode_ids_seq_name varchar)</text:span></text:p>
          <text:p text:style-name="P16"><text:span text:style-name="T17">new_code(par_code_construct code_construction_input, par_super_code t_code_key_by_lng, par_dflt_isit boolean)</text:span></text:p>
          <text:p text:style-name="P16"><text:span text:style-name="T17">add_subcodes_under_codifier(par_cf t_code_key_by_lng, par_cf_dflt_codestr varchar, VARIADIC par_codes_array code_construction_input[])</text:span></text:p>
          <text:p text:style-name="P16"><text:span text:style-name="T17">new_codifier_w_subcodes(par_super_cf t_code_key_by_lng, par_cf_construct code_construction_input, par_cf_dflt_codestr varchar, VARIADIC par_codes_array code_construction_input[])</text:span></text:p>
          <text:p text:style-name="P16"><text:span text:style-name="T17">make_codifier_from_plaincode(par_if_exists boolean, par_reidentify boolean, par_cf t_code_key_by_lng, par_cf_new_type code_type)</text:span></text:p>
          <text:p text:style-name="P16"><text:span text:style-name="T17">make_codifier_from_plaincode_w_values(par_if_exists boolean, par_reidentify boolean, par_c t_code_key_by_lng, par_cf_new_type code_type, par_cf_dflt_codestr varchar, VARIADIC par_codes_array code_construction_input[])</text:span></text:p>
          <text:p text:style-name="P16"><text:span text:style-name="T17">add_code_lng_names(par_if_exists boolean, par_c t_addressed_code_key_by_lng, VARIADIC par_codesnames_array name_construction_input[])</text:span></text:p>
        </draw:rect>
        <draw:rect draw:style-name="gr17" draw:text-style-name="P17" draw:layer="layout" svg:width="64.21cm" svg:height="13.303cm" svg:x="105.29cm" svg:y="126.197cm">
          <text:p text:style-name="P16"><text:span text:style-name="T17">-- Lookup functions:</text:span></text:p>
          <text:p text:style-name="P16"><text:span text:style-name="T17"/></text:p>
          <text:p text:style-name="P16"><text:span text:style-name="T17">code_id_of(par_if_exists boolean, par_acodekeyl t_addressed_code_key_by_lng)</text:span></text:p>
          <text:p text:style-name="P16"><text:span text:style-name="T17">code_id_of_undefined()</text:span></text:p>
          <text:p text:style-name="P16"><text:span text:style-name="T17">code_id_of_unclassified()</text:span></text:p>
          <text:p text:style-name="P16"><text:span text:style-name="T17">code_id_of_error()</text:span></text:p>
          <text:p text:style-name="P16"><text:span text:style-name="T17">code_id_of_ambiguous()</text:span></text:p>
          <text:p text:style-name="P16"><text:span text:style-name="T17">code_id_of_language(varchar)</text:span></text:p>
          <text:p text:style-name="P16"><text:span text:style-name="T17">code_id_of_entity(entity_code_text varchar)</text:span></text:p>
          <text:p text:style-name="P16"><text:span text:style-name="T17">code_belongs_to_codifier(par_if_cf_exists boolean, par_acodekeyl t_addressed_code_key_by_lng)</text:span></text:p>
          <text:p text:style-name="P16"><text:span text:style-name="T17">get_code(par_if_exists boolean, par_key t_addressed_code_key_by_lng)</text:span></text:p>
          <text:p text:style-name="P16"><text:span text:style-name="T17">codifier_default_code(par_if_exists boolean, par_cf_keyl t_code_key_by_lng)</text:span></text:p>
          <text:p text:style-name="P16"><text:span text:style-name="T17">get_codes_l(par_key t_code_key_by_lng)</text:span></text:p>
          <text:p text:style-name="P16"><text:span text:style-name="T17">get_nonplaincode_by_str(par_codifier varchar)</text:span></text:p>
          <text:p text:style-name="P16"><text:span text:style-name="T17">get_code_by_str(par_codifier varchar, par_code varchar)</text:span></text:p>
          <text:p text:style-name="P16"><text:span text:style-name="T17">get_codes_of_codifier(par_acodekeyl t_addressed_code_key_by_lng)</text:span></text:p>
          <text:p text:style-name="P16"><text:span text:style-name="T17">get_codifiers_of_code(par_acodekeyl t_addressed_code_key_by_lng)</text:span></text:p>
          <text:p><text:span text:style-name="T17">find_subcodes(par_if_exists boolean, par_cf_key t_addressed_code_key_by_lng, par_include_code_itself boolean, par_only_ones_not_reachable_from_elsewhere boolean)</text:span></text:p>
        </draw:rect>
        <draw:g draw:id="id38">
          <draw:custom-shape draw:style-name="gr3" draw:text-style-name="P5" draw:layer="layout" svg:width="2cm" svg:height="2cm" svg:x="135.241cm" svg:y="62.5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135.541cm" svg:y="62.8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137.241cm" svg:y1="63.5cm" svg:x2="140cm" svg:y2="63.5cm" draw:start-shape="id38" draw:start-glue-point="1" draw:end-shape="id30" draw:end-glue-point="8" svg:d="m137241 63500h2759">
          <text:p/>
        </draw:connector>
        <draw:connector draw:style-name="gr6" draw:text-style-name="P2" draw:layer="layout" draw:type="curve" svg:x1="117.5cm" svg:y1="55.5cm" svg:x2="113.299cm" svg:y2="51.5cm" draw:start-shape="id39" draw:start-glue-point="0" draw:end-shape="id27" draw:end-glue-point="4" svg:d="m117500 55500c0-2962-4201-963-4201-4000">
          <text:p/>
        </draw:connector>
        <draw:rect draw:style-name="Список_20_атрибутов_20_сущносей" draw:text-style-name="P8" draw:id="id41" draw:layer="layout" svg:width="13cm" svg:height="4.115cm" svg:x="111cm" svg:y="57.5cm">
          <draw:glue-point draw:id="4" svg:x="-5cm" svg:y="-3.701cm"/>
          <draw:glue-point draw:id="5" svg:x="-5cm" svg:y="-1.017cm"/>
          <text:p><text:span text:style-name="T8">Code of language, in which named</text:span></text:p>
          <text:p><text:span text:style-name="T3">Name</text:span></text:p>
          <text:p><text:span text:style-name="T3">Entity</text:span></text:p>
          <text:p><text:span text:style-name="T3">Description</text:span></text:p>
          <text:p><text:span text:style-name="T3">Comments</text:span></text:p>
          <text:p><text:span text:style-name="T3"/></text:p>
        </draw:rect>
        <draw:rect draw:style-name="Свойства_20_атрибутов" draw:id="id40" draw:layer="layout" svg:width="1cm" svg:height="4.115cm" svg:x="124cm" svg:y="57.5cm">
          <draw:glue-point draw:id="4" svg:x="5cm" svg:y="2.5cm"/>
          <draw:glue-point draw:id="5" svg:x="5cm" svg:y="-3.333cm"/>
          <text:p><text:span text:style-name="T10">#</text:span></text:p>
          <text:p><text:span text:style-name="T10"/></text:p>
          <text:p><text:span text:style-name="T10">#</text:span></text:p>
          <text:p><text:span text:style-name="T10">*</text:span></text:p>
          <text:p><text:span text:style-name="T10">*</text:span></text:p>
          <text:p><text:span text:style-name="T10">o</text:span></text:p>
          <text:p><text:span text:style-name="T10">o</text:span></text:p>
        </draw:rect>
        <draw:g draw:id="id39">
          <draw:glue-point draw:id="4" svg:x="3.461cm" svg:y="-5cm"/>
          <draw:rect draw:style-name="Заголовок_20_сущности" draw:layer="layout" svg:width="13cm" svg:height="2cm" svg:x="111cm" svg:y="55.5cm">
            <text:p/>
          </draw:rect>
          <draw:rect draw:style-name="Заголовок_20_сущности" draw:layer="layout" svg:width="11.726cm" svg:height="1.428cm" svg:x="111.637cm" svg:y="55.786cm">
            <text:p><text:span text:style-name="T4">Named in language</text:span></text:p>
          </draw:rect>
        </draw:g>
        <draw:connector draw:style-name="gr2" draw:text-style-name="P2" draw:layer="layout" draw:line-skew="2.38cm" svg:x1="135.241cm" svg:y1="63.5cm" svg:x2="125cm" svg:y2="58.186cm" draw:start-shape="id38" draw:start-glue-point="3" draw:end-shape="id40" draw:end-glue-point="5" svg:d="m135241 63500h-2741v-5314h-7500">
          <text:p/>
        </draw:connector>
        <draw:connector draw:style-name="gr6" draw:text-style-name="P2" draw:layer="layout" draw:type="line" svg:x1="117.5cm" svg:y1="61.615cm" svg:x2="117.5cm" svg:y2="62.8cm" draw:start-shape="id41" draw:end-shape="id11" draw:end-glue-point="0" svg:d="m117500 61615v1185">
          <text:p/>
        </draw:connector>
        <draw:path draw:style-name="gr15" draw:text-style-name="P2" draw:id="id11" draw:layer="layout" svg:width="2.099cm" svg:height="1.099cm" svg:x="116.45cm" svg:y="62.8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6" draw:text-style-name="P2" draw:layer="layout" draw:type="curve" svg:x1="97.512cm" svg:y1="69.862cm" svg:x2="117.051cm" svg:y2="63.9cm" draw:end-shape="id11" draw:end-glue-point="5" svg:d="m97512 69862c0-4059 19539-1078 19539-5962">
          <text:p/>
        </draw:connector>
        <draw:connector draw:style-name="gr6" draw:text-style-name="P2" draw:layer="layout" draw:type="curve" svg:x1="122.5cm" svg:y1="66.5cm" svg:x2="118.049cm" svg:y2="63.9cm" draw:start-shape="id42" draw:start-glue-point="0" draw:end-shape="id11" draw:end-glue-point="4" svg:d="m122500 66500c0-1912-4451-613-4451-2600">
          <text:p/>
        </draw:connector>
        <draw:connector draw:style-name="gr18" draw:text-style-name="P2" draw:layer="layout" draw:type="curve" svg:x1="135.241cm" svg:y1="63.5cm" svg:x2="130cm" svg:y2="69.501cm" draw:start-shape="id38" draw:end-shape="id29" draw:end-glue-point="5" svg:d="m135241 63500c-3931 0-1311 6001-5241 6001">
          <text:p/>
        </draw:connector>
        <draw:ellipse draw:style-name="gr19" draw:text-style-name="P2" draw:id="id43" draw:layer="layout" svg:width="4.5cm" svg:height="2.5cm" svg:x="126.5cm" svg:y="89cm">
          <text:p text:style-name="P2">Root</text:p>
          <text:p text:style-name="P2">ID: 0</text:p>
        </draw:ellipse>
        <draw:ellipse draw:style-name="gr19" draw:text-style-name="P2" draw:id="id44" draw:layer="layout" svg:width="5.5cm" svg:height="2.435cm" svg:x="109.5cm" svg:y="94.5cm">
          <text:p text:style-name="P2">Usual codifiers</text:p>
          <text:p text:style-name="P2">ID: 1</text:p>
        </draw:ellipse>
        <draw:connector draw:style-name="gr20" draw:text-style-name="P2" draw:layer="layout" draw:type="line" svg:x1="128.75cm" svg:y1="91.5cm" svg:x2="112.25cm" svg:y2="94.5cm" draw:start-shape="id43" draw:start-glue-point="2" draw:end-shape="id44" draw:end-glue-point="0" svg:d="m128750 91500-16500 3000">
          <text:p/>
        </draw:connector>
        <draw:ellipse draw:style-name="gr19" draw:text-style-name="P2" draw:id="id45" draw:layer="layout" svg:width="5.5cm" svg:height="2.435cm" svg:x="116.2cm" svg:y="94.5cm">
          <text:p text:style-name="P2">Statuses sets</text:p>
          <text:p text:style-name="P2">ID: 2</text:p>
        </draw:ellipse>
        <draw:connector draw:style-name="gr21" draw:text-style-name="P2" draw:layer="layout" draw:type="line" svg:x1="128.75cm" svg:y1="91.5cm" svg:x2="118.95cm" svg:y2="94.5cm" draw:start-shape="id43" draw:start-glue-point="2" draw:end-shape="id45" draw:end-glue-point="0" svg:d="m128750 91500-9800 3000">
          <text:p/>
        </draw:connector>
        <draw:ellipse draw:style-name="gr19" draw:text-style-name="P2" draw:id="id46" draw:layer="layout" svg:width="5.5cm" svg:height="2.435cm" svg:x="122.5cm" svg:y="94.5cm">
          <text:p text:style-name="P2">Complex codes</text:p>
          <text:p text:style-name="P2">ID: 3</text:p>
        </draw:ellipse>
        <draw:connector draw:style-name="gr22" draw:text-style-name="P2" draw:layer="layout" draw:type="line" svg:x1="128.75cm" svg:y1="91.5cm" svg:x2="125.25cm" svg:y2="94.5cm" draw:start-shape="id43" draw:start-glue-point="2" draw:end-shape="id46" draw:end-glue-point="0" svg:d="m128750 91500-3500 3000">
          <text:p/>
        </draw:connector>
        <draw:ellipse draw:style-name="gr19" draw:text-style-name="P2" draw:id="id47" draw:layer="layout" svg:width="6cm" svg:height="2.435cm" svg:x="136cm" svg:y="94.5cm">
          <text:p text:style-name="P2">System codifiers</text:p>
          <text:p text:style-name="P2">ID: 4</text:p>
        </draw:ellipse>
        <draw:ellipse draw:style-name="gr19" draw:text-style-name="P2" draw:id="id48" draw:layer="layout" svg:width="7.5cm" svg:height="2cm" svg:x="151.5cm" svg:y="100.25cm">
          <text:p text:style-name="P2">Languages</text:p>
          <text:p text:style-name="P2">ID: 6</text:p>
        </draw:ellipse>
        <draw:connector draw:style-name="gr23" draw:text-style-name="P2" draw:layer="layout" draw:type="line" svg:x1="139cm" svg:y1="96.935cm" svg:x2="155.25cm" svg:y2="100.25cm" draw:start-shape="id47" draw:start-glue-point="2" draw:end-shape="id48" draw:end-glue-point="0" svg:d="m139000 96935 16250 3315">
          <text:p/>
        </draw:connector>
        <draw:ellipse draw:style-name="gr19" draw:text-style-name="P2" draw:id="id49" draw:layer="layout" svg:width="9cm" svg:height="3cm" svg:x="126.9cm" svg:y="99.75cm">
          <text:p text:style-name="P2">Common nominal codes sets</text:p>
          <text:p text:style-name="P2">ID: 5</text:p>
        </draw:ellipse>
        <draw:connector draw:style-name="gr24" draw:text-style-name="P2" draw:layer="layout" draw:type="line" svg:x1="139cm" svg:y1="96.935cm" svg:x2="131.4cm" svg:y2="99.75cm" draw:start-shape="id47" draw:start-glue-point="2" draw:end-shape="id49" draw:end-glue-point="0" svg:d="m139000 96935-7600 2815">
          <text:p/>
        </draw:connector>
        <draw:connector draw:style-name="gr25" draw:text-style-name="P2" draw:layer="layout" draw:type="line" svg:x1="128.75cm" svg:y1="91.5cm" svg:x2="139cm" svg:y2="94.5cm" draw:start-shape="id43" draw:start-glue-point="2" draw:end-shape="id47" draw:end-glue-point="0" svg:d="m128750 91500 10250 3000">
          <text:p/>
        </draw:connector>
        <draw:ellipse draw:style-name="gr26" draw:id="id50" draw:layer="layout" svg:width="3.5cm" svg:height="2.5cm" svg:x="131.667cm" svg:y="106.75cm">
          <text:p>error</text:p>
          <text:p>ID: 52</text:p>
        </draw:ellipse>
        <draw:connector draw:style-name="gr27" draw:text-style-name="P2" draw:layer="layout" draw:type="line" svg:x1="131.4cm" svg:y1="102.75cm" svg:x2="133.417cm" svg:y2="106.75cm" draw:start-shape="id49" draw:start-glue-point="2" draw:end-shape="id50" draw:end-glue-point="0" svg:d="m131400 102750 2017 4000">
          <text:p/>
        </draw:connector>
        <draw:ellipse draw:style-name="gr26" draw:id="id51" draw:layer="layout" svg:width="4.5cm" svg:height="2.5cm" svg:x="136cm" svg:y="106.75cm">
          <text:p>ambiguous</text:p>
          <text:p>ID: 53</text:p>
        </draw:ellipse>
        <draw:connector draw:style-name="gr28" draw:text-style-name="P2" draw:layer="layout" draw:type="line" svg:x1="131.4cm" svg:y1="102.75cm" svg:x2="138.25cm" svg:y2="106.75cm" draw:start-shape="id49" draw:start-glue-point="2" draw:end-shape="id51" draw:end-glue-point="0" svg:d="m131400 102750 6850 4000">
          <text:p/>
        </draw:connector>
        <draw:ellipse draw:style-name="gr26" draw:id="id52" draw:layer="layout" svg:width="4.5cm" svg:height="2.5cm" svg:x="126.833cm" svg:y="106.75cm">
          <text:p>unclassified</text:p>
          <text:p>ID: 51</text:p>
        </draw:ellipse>
        <draw:connector draw:style-name="gr27" draw:text-style-name="P2" draw:layer="layout" draw:type="line" svg:x1="131.4cm" svg:y1="102.75cm" svg:x2="129.083cm" svg:y2="106.75cm" draw:start-shape="id49" draw:start-glue-point="2" draw:end-shape="id52" draw:end-glue-point="0" svg:d="m131400 102750-2317 4000">
          <text:p/>
        </draw:connector>
        <draw:ellipse draw:style-name="gr26" draw:id="id53" draw:layer="layout" svg:width="4.5cm" svg:height="2.5cm" svg:x="121.5cm" svg:y="106.75cm">
          <text:p>undefined</text:p>
          <text:p>ID: 50</text:p>
        </draw:ellipse>
        <draw:connector draw:style-name="gr27" draw:text-style-name="P2" draw:layer="layout" draw:type="line" svg:x1="131.4cm" svg:y1="102.75cm" svg:x2="123.75cm" svg:y2="106.75cm" draw:start-shape="id49" draw:start-glue-point="2" draw:end-shape="id53" draw:end-glue-point="0" svg:d="m131400 102750-7650 4000">
          <text:p/>
        </draw:connector>
        <draw:ellipse draw:style-name="gr26" draw:id="id54" draw:layer="layout" svg:width="3.5cm" svg:height="2.5cm" svg:x="153.5cm" svg:y="106.75cm">
          <text:p>spa</text:p>
          <text:p>ID: 9002</text:p>
        </draw:ellipse>
        <draw:connector draw:style-name="gr27" draw:text-style-name="P2" draw:layer="layout" draw:type="line" svg:x1="155.25cm" svg:y1="102.25cm" svg:x2="155.25cm" svg:y2="106.75cm" draw:start-shape="id48" draw:start-glue-point="2" draw:end-shape="id54" draw:end-glue-point="0" svg:d="m155250 102250v4500">
          <text:p/>
        </draw:connector>
        <draw:ellipse draw:style-name="gr26" draw:id="id55" draw:layer="layout" svg:width="4.5cm" svg:height="2.5cm" svg:x="157.654cm" svg:y="106.75cm">
          <text:p>fra</text:p>
          <text:p>ID: 9003</text:p>
        </draw:ellipse>
        <draw:connector draw:style-name="gr28" draw:text-style-name="P2" draw:layer="layout" draw:type="line" svg:x1="155.25cm" svg:y1="102.25cm" svg:x2="159.904cm" svg:y2="106.75cm" draw:start-shape="id48" draw:start-glue-point="2" draw:end-shape="id55" draw:end-glue-point="0" svg:d="m155250 102250 4654 4500">
          <text:p/>
        </draw:connector>
        <draw:ellipse draw:style-name="gr26" draw:id="id56" draw:layer="layout" svg:width="4.5cm" svg:height="2.5cm" svg:x="148.487cm" svg:y="106.75cm">
          <text:p>rus</text:p>
          <text:p>ID: 9001</text:p>
        </draw:ellipse>
        <draw:connector draw:style-name="gr27" draw:text-style-name="P2" draw:layer="layout" draw:type="line" svg:x1="155.25cm" svg:y1="102.25cm" svg:x2="150.737cm" svg:y2="106.75cm" draw:start-shape="id48" draw:start-glue-point="2" draw:end-shape="id56" draw:end-glue-point="0" svg:d="m155250 102250-4513 4500">
          <text:p/>
        </draw:connector>
        <draw:ellipse draw:style-name="gr26" draw:id="id57" draw:layer="layout" svg:width="4.5cm" svg:height="2.5cm" svg:x="143.154cm" svg:y="106.75cm">
          <text:p>eng</text:p>
          <text:p>ID: 9000</text:p>
        </draw:ellipse>
        <draw:connector draw:style-name="gr27" draw:text-style-name="P2" draw:layer="layout" draw:type="line" svg:x1="155.25cm" svg:y1="102.25cm" svg:x2="145.404cm" svg:y2="106.75cm" draw:start-shape="id48" draw:start-glue-point="2" draw:end-shape="id57" draw:end-glue-point="0" svg:d="m155250 102250-9846 4500">
          <text:p/>
        </draw:connector>
        <draw:ellipse draw:style-name="gr26" draw:id="id58" draw:layer="layout" svg:width="4.5cm" svg:height="2.5cm" svg:x="162.687cm" svg:y="106.75cm">
          <text:p>deu</text:p>
          <text:p>ID: 9004</text:p>
        </draw:ellipse>
        <draw:connector draw:style-name="gr28" draw:text-style-name="P2" draw:layer="layout" draw:type="line" svg:x1="155.25cm" svg:y1="102.25cm" svg:x2="164.937cm" svg:y2="106.75cm" draw:start-shape="id48" draw:start-glue-point="2" draw:end-shape="id58" draw:end-glue-point="0" svg:d="m155250 102250 9687 4500">
          <text:p/>
        </draw:connector>
        <draw:custom-shape draw:style-name="gr29" draw:text-style-name="P2" draw:id="id59" draw:layer="layout" svg:width="9.9cm" svg:height="3.5cm" svg:x="108.5cm" svg:y="102.5cm">
          <text:p text:style-name="P2">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0" draw:text-style-name="P2" draw:layer="layout" draw:type="line" svg:x1="113.45cm" svg:y1="102.5cm" svg:x2="112.25cm" svg:y2="96.935cm" draw:start-shape="id59" draw:start-glue-point="0" draw:end-shape="id44" draw:end-glue-point="2" svg:d="m113450 102500-1200-5565">
          <text:p/>
        </draw:connector>
        <draw:connector draw:style-name="gr31" draw:text-style-name="P2" draw:layer="layout" draw:type="line" svg:x1="113.45cm" svg:y1="102.5cm" svg:x2="118.95cm" svg:y2="96.935cm" draw:start-shape="id59" draw:start-glue-point="0" draw:end-shape="id45" draw:end-glue-point="2" svg:d="m113450 102500 5500-5565">
          <text:p/>
        </draw:connector>
        <draw:connector draw:style-name="gr30" draw:text-style-name="P2" draw:layer="layout" draw:type="line" svg:x1="113.45cm" svg:y1="102.5cm" svg:x2="125.25cm" svg:y2="96.935cm" draw:start-shape="id59" draw:start-glue-point="0" draw:end-shape="id46" draw:end-glue-point="2" svg:d="m113450 102500 11800-5565">
          <text:p/>
        </draw:connector>
        <draw:custom-shape draw:style-name="gr29" draw:text-style-name="P2" draw:id="id60" draw:layer="layout" svg:width="9.9cm" svg:height="3.5cm" svg:x="136.241cm" svg:y="88cm">
          <text:p text:style-name="P2">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0" draw:text-style-name="P2" draw:layer="layout" draw:type="line" svg:x1="141.191cm" svg:y1="91.5cm" svg:x2="139cm" svg:y2="94.5cm" draw:start-shape="id60" draw:start-glue-point="2" draw:end-shape="id47" draw:end-glue-point="0" svg:d="m141191 91500-2191 3000">
          <text:p/>
        </draw:connector>
        <draw:frame draw:style-name="gr8" draw:text-style-name="P2" draw:layer="layout" svg:width="6.5cm" svg:height="1.75cm" svg:x="133cm" svg:y="60.475cm">
          <draw:text-box>
            <text:p text:style-name="P2"><text:span text:style-name="T8">Code of language, in which named</text:span></text:p>
          </draw:text-box>
        </draw:frame>
        <draw:frame draw:style-name="gr8" draw:text-style-name="P2" draw:layer="layout" svg:width="6.5cm" svg:height="1.75cm" svg:x="131.5cm" svg:y="74cm">
          <draw:text-box>
            <text:p text:style-name="P2"><text:span text:style-name="T8">Code that is named</text:span></text:p>
          </draw:text-box>
        </draw:frame>
        <draw:ellipse draw:style-name="gr19" draw:text-style-name="P2" draw:id="id61" draw:layer="layout" svg:width="9cm" svg:height="3cm" svg:x="168.501cm" svg:y="99.75cm">
          <text:p text:style-name="P2">Entities</text:p>
          <text:p text:style-name="P2">ID: 7</text:p>
        </draw:ellipse>
        <draw:connector draw:style-name="gr24" draw:text-style-name="P2" draw:layer="layout" draw:type="line" svg:x1="139cm" svg:y1="96.935cm" svg:x2="173.001cm" svg:y2="99.75cm" draw:end-shape="id61" draw:end-glue-point="0" svg:d="m139000 96935 34001 2815">
          <text:p/>
        </draw:connector>
        <draw:ellipse draw:style-name="gr26" draw:id="id62" draw:layer="layout" svg:width="3.5cm" svg:height="2.5cm" svg:x="171.251cm" svg:y="106.75cm">
          <text:p>code</text:p>
          <text:p>ID: 9500</text:p>
        </draw:ellipse>
        <draw:connector draw:style-name="gr27" draw:text-style-name="P2" draw:layer="layout" draw:type="line" svg:x1="173.001cm" svg:y1="102.75cm" svg:x2="173.001cm" svg:y2="106.75cm" draw:start-shape="id61" draw:start-glue-point="2" draw:end-shape="id62" draw:end-glue-point="0" svg:d="m173001 102750v4000">
          <text:p/>
        </draw:connector>
        <draw:custom-shape draw:style-name="gr29" draw:text-style-name="P2" draw:layer="layout" svg:width="9.9cm" svg:height="3.5cm" svg:x="152cm" svg:y="111cm">
          <text:p text:style-name="P2">Languages use special </text:p>
          <text:p text:style-name="P2">IDs sequence called </text:p>
          <text:p text:style-name="P2">"languag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2" draw:layer="layout" svg:width="9.9cm" svg:height="3.5cm" svg:x="168.212cm" svg:y="110.239cm">
          <text:p text:style-name="P2">Entities use special </text:p>
          <text:p text:style-name="P2">IDs sequence called </text:p>
          <text:p text:style-name="P2">"entiti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 draw:text-style-name="P2" draw:layer="layout" svg:x1="141cm" svg:y1="47cm" svg:x2="120cm" svg:y2="47cm" draw:start-shape="id63" draw:start-glue-point="3" draw:end-shape="id64" draw:end-glue-point="1" svg:d="m141000 47000h-21000">
          <text:p/>
        </draw:connector>
        <draw:g draw:id="id63">
          <draw:custom-shape draw:style-name="gr3" draw:text-style-name="P5" draw:layer="layout" svg:width="2cm" svg:height="2cm" svg:x="141cm" svg:y="46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141.3cm" svg:y="46.3cm">
            <text:p text:style-name="P2"><text:span text:style-name="T7"><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4" draw:text-style-name="P2" draw:layer="layout" svg:x1="142cm" svg:y1="48cm" svg:x2="142.001cm" svg:y2="60.5cm" draw:start-shape="id63" draw:start-glue-point="2" draw:end-shape="id33" draw:end-glue-point="5" svg:d="m142000 48000v6251h1v6249">
          <text:p/>
        </draw:connector>
        <draw:frame draw:style-name="gr8" draw:text-style-name="P2" draw:layer="layout" svg:width="6.5cm" svg:height="1.75cm" svg:x="138.677cm" svg:y="44.029cm">
          <draw:text-box>
            <text:p text:style-name="P2"><text:span text:style-name="T8">Code of entity, which is named</text:span></text:p>
          </draw:text-box>
        </draw:frame>
        <draw:connector draw:style-name="gr18" draw:text-style-name="P2" draw:layer="layout" draw:type="curve" svg:x1="141cm" svg:y1="47cm" svg:x2="121.999cm" svg:y2="55.5cm" draw:start-shape="id63" draw:start-glue-point="3" draw:end-shape="id39" draw:end-glue-point="4" svg:d="m141000 47000c-12668 0-19001 2833-19001 8500">
          <text:p/>
        </draw:connector>
        <draw:connector draw:style-name="gr18" draw:text-style-name="P2" draw:layer="layout" draw:type="curve" svg:x1="141cm" svg:y1="47cm" svg:x2="126.999cm" svg:y2="66.5cm" draw:start-shape="id63" draw:start-glue-point="3" draw:end-shape="id42" draw:end-glue-point="4" svg:d="m141000 47000c-9334 0-14001 6500-14001 19500">
          <text:p/>
        </draw:connector>
        <draw:rect draw:style-name="gr17" draw:text-style-name="P17" draw:layer="layout" svg:width="54.175cm" svg:height="19cm" svg:x="9.825cm" svg:y="135.5cm">
          <text:p text:style-name="P16"><text:span text:style-name="T17">-- Referncing functions:</text:span></text:p>
          <text:p text:style-name="P16"><text:span text:style-name="T17"/></text:p>
          <text:p text:style-name="P16"><text:span text:style-name="T17">mk_person_language_construction_input(par_lng_code t_code_key_by_lng, par_lng_skill integer, par_lng_personal_priority integer)</text:span></text:p>
          <text:p text:style-name="P16"><text:span text:style-name="T17">mk_contact_construction_input(par_contact_type t_code_key_by_lng, par_contact_personal_priority integer, par_contact_constraints varchar)</text:span></text:p>
          <text:p text:style-name="P16"><text:span text:style-name="T17"/></text:p>
          <text:p text:style-name="P16"><text:span text:style-name="T17">-- Lookup functions:</text:span></text:p>
          <text:p text:style-name="P16"><text:span text:style-name="T17"/></text:p>
          <text:p text:style-name="P16"><text:span text:style-name="T17">find_person_by_contact(par_contact_id integer)</text:span></text:p>
          <text:p text:style-name="P16"><text:span text:style-name="T17">find_contacts_of_person(par_person_id integer)</text:span></text:p>
          <text:p text:style-name="P16"><text:span text:style-name="T17">find_persons_by_name(par_lng_codekeyl t_code_key_by_lng, par_name_regexp varchar, par_regexp_match_op posix_regexp_match_op)</text:span></text:p>
          <text:p text:style-name="P16"><text:span text:style-name="T17"/></text:p>
          <text:p text:style-name="P16"><text:span text:style-name="T17">-- Administration functions:</text:span></text:p>
          <text:p text:style-name="P16"><text:span text:style-name="T17"/></text:p>
          <text:p text:style-name="P16"><text:span text:style-name="T17">new_abstract_contact(par_person_id integer, par_contact_ci contact_construction_input, par_contact_names name_construction_input[])</text:span></text:p>
          <text:p text:style-name="P16"><text:span text:style-name="T17">add_names_to_contact(par_contact_id integer, par_contact_names name_construction_input[])</text:span></text:p>
          <text:p text:style-name="P16"><text:span text:style-name="T17">new_person(par_person_type t_code_key_by_lng, par_names name_construction_input[], par_languages t_person_language_construction_input[])</text:span></text:p>
          <text:p text:style-name="P16"><text:span text:style-name="T17">add_languages_to_person(par_person_id integer, par_languages t_person_language_construction_input[])</text:span></text:p>
          <text:p text:style-name="P16"><text:span text:style-name="T17">add_names_to_person(par_person_id integer, par_names name_construction_input[])</text:span></text:p>
          <text:p text:style-name="P16"><text:span text:style-name="T17"/></text:p>
          <text:p text:style-name="P16"><text:span text:style-name="T17">instaniate_contact_as_fax(par_contact_id integer, par_contact_fax_ci contact_fax_construction_input)</text:span></text:p>
          <text:p text:style-name="P16"><text:span text:style-name="T17">instaniate_contact_as_email(par_contact_id integer, par_contact_email_ci contact_email_construction_input)</text:span></text:p>
          <text:p text:style-name="P16"><text:span text:style-name="T17">instaniate_contact_as_person(par_contact_id integer, par_contact_person_ci contact_person_construction_input)</text:span></text:p>
          <text:p text:style-name="P16"><text:span text:style-name="T17">instaniate_contact_as_phone(par_contact_id integer, par_contact_phone_ci contact_phone_construction_input)</text:span></text:p>
          <text:p text:style-name="P16"><text:span text:style-name="T17">instaniate_contact_as_postal(par_contact_id integer, par_contact_postal_ci contact_postal_construction_input)</text:span></text:p>
          <text:p text:style-name="P16"><text:span text:style-name="T17">new_postal_address(par_postal_address_ci postal_address_construction_input)</text:span></text:p>
          <text:p text:style-name="P16"><text:span text:style-name="T17">instaniate_contact_as_system_id(par_contact_id integer, par_contact_system_id_ci contact_system_id_construction_input)</text:span></text:p>
        </draw:rect>
        <draw:rect draw:style-name="Список_20_атрибутов_20_сущносей" draw:id="id66" draw:layer="layout" svg:width="9cm" svg:height="5.499cm" svg:x="66.5cm" svg:y="126.501cm">
          <draw:glue-point draw:id="4" svg:x="-5cm" svg:y="-3.701cm"/>
          <draw:glue-point draw:id="5" svg:x="-5cm" svg:y="-1.017cm"/>
          <text:p><text:span text:style-name="T8">Contact ID</text:span><text:span text:style-name="T15"> </text:span></text:p>
          <text:p><text:span text:style-name="T2"/></text:p>
          <text:p><text:span text:style-name="T11">Postal address ID</text:span></text:p>
          <text:p text:style-name="P18"><text:span text:style-name="T15">Mail receiving person ID</text:span></text:p>
        </draw:rect>
        <draw:rect draw:style-name="Свойства_20_атрибутов" draw:layer="layout" svg:width="1cm" svg:height="5.499cm" svg:x="75.5cm" svg:y="126.501cm">
          <text:p><text:span text:style-name="T10">#</text:span></text:p>
          <text:p><text:span text:style-name="T10"/></text:p>
          <text:p><text:span text:style-name="T10">*</text:span></text:p>
          <text:p><text:span text:style-name="T10">o</text:span></text:p>
        </draw:rect>
        <draw:rect draw:style-name="gr11" draw:id="id73" draw:layer="layout" svg:width="8.983cm" svg:height="3.449cm" svg:x="66.5cm" svg:y="123.052cm">
          <draw:glue-point draw:id="4" svg:x="2.367cm" svg:y="-5.001cm"/>
          <text:p/>
        </draw:rect>
        <draw:rect draw:style-name="gr11" draw:layer="layout" svg:width="8.293cm" svg:height="2.463cm" svg:x="66.845cm" svg:y="123.545cm">
          <text:p/>
        </draw:rect>
        <draw:rect draw:style-name="gr12" draw:layer="layout" svg:width="7.602cm" svg:height="1.805cm" svg:x="67.19cm" svg:y="123.874cm">
          <text:p><text:span text:style-name="T4">Contact postal </text:span></text:p>
          <text:p><text:span text:style-name="T4">address</text:span></text:p>
        </draw:rect>
        <draw:rect draw:style-name="Список_20_атрибутов_20_сущносей" draw:layer="layout" svg:width="8.839cm" svg:height="6.051cm" svg:x="66.5cm" svg:y="148.449cm">
          <draw:glue-point draw:id="4" svg:x="-5cm" svg:y="-3.701cm"/>
          <draw:glue-point draw:id="5" svg:x="-5cm" svg:y="-1.017cm"/>
          <text:p><text:span text:style-name="T8">Postal address ID</text:span><text:span text:style-name="T15"> </text:span></text:p>
          <text:p><text:span text:style-name="T8">Address language code</text:span></text:p>
          <text:p><text:span text:style-name="T2"/></text:p>
          <text:p><text:span text:style-name="T3">Country</text:span></text:p>
          <text:p><text:span text:style-name="T3">Region</text:span></text:p>
          <text:p><text:span text:style-name="T3">City/Town</text:span></text:p>
          <text:p><text:span text:style-name="T3">Postal index</text:span></text:p>
          <text:p><text:span text:style-name="T3">Local address</text:span></text:p>
        </draw:rect>
        <draw:rect draw:style-name="Свойства_20_атрибутов" draw:layer="layout" svg:width="1cm" svg:height="6.051cm" svg:x="75.322cm" svg:y="148.449cm">
          <text:p><text:span text:style-name="T10">#</text:span></text:p>
          <text:p><text:span text:style-name="T10"/></text:p>
          <text:p><text:span text:style-name="T10">*</text:span></text:p>
          <text:p><text:span text:style-name="T10">*</text:span></text:p>
          <text:p><text:span text:style-name="T10">*</text:span></text:p>
          <text:p><text:span text:style-name="T10">*</text:span></text:p>
          <text:p><text:span text:style-name="T10">*</text:span></text:p>
          <text:p><text:span text:style-name="T10">*</text:span></text:p>
        </draw:rect>
        <draw:rect draw:style-name="gr11" draw:id="id71" draw:layer="layout" svg:width="8.822cm" svg:height="3.449cm" svg:x="66.5cm" svg:y="145cm">
          <draw:glue-point draw:id="4" svg:x="2.732cm" svg:y="-4.998cm"/>
          <text:p/>
        </draw:rect>
        <draw:rect draw:style-name="gr12" draw:layer="layout" svg:width="8.144cm" svg:height="2.463cm" svg:x="66.839cm" svg:y="145.493cm">
          <text:p><text:span text:style-name="T4">Postal address</text:span></text:p>
          <text:p><text:span text:style-name="T4">in language</text:span></text:p>
        </draw:rect>
        <draw:rect draw:style-name="Список_20_атрибутов_20_сущносей" draw:text-style-name="P19" draw:id="id72" draw:layer="layout" svg:width="9cm" svg:height="1.505cm" svg:x="66.5cm" svg:y="137.495cm">
          <draw:glue-point draw:id="4" svg:x="-5cm" svg:y="-3.701cm"/>
          <draw:glue-point draw:id="5" svg:x="-5cm" svg:y="-1.017cm"/>
          <text:p><text:span text:style-name="T1">Postal address ID</text:span><text:span text:style-name="T2"> </text:span></text:p>
          <text:p><text:span text:style-name="T15"/></text:p>
        </draw:rect>
        <draw:rect draw:style-name="Свойства_20_атрибутов" draw:layer="layout" svg:width="1cm" svg:height="1.505cm" svg:x="75.5cm" svg:y="137.5cm">
          <text:p><text:span text:style-name="T10">#</text:span></text:p>
        </draw:rect>
        <draw:rect draw:style-name="gr12" draw:id="id65" draw:layer="layout" svg:width="9cm" svg:height="1.995cm" svg:x="66.5cm" svg:y="135.5cm">
          <text:p><text:span text:style-name="T4">Postal address</text:span></text:p>
        </draw:rect>
        <draw:connector draw:style-name="gr5" draw:text-style-name="P2" draw:layer="layout" svg:x1="71cm" svg:y1="135.5cm" svg:x2="71cm" svg:y2="132cm" draw:start-shape="id65" draw:start-glue-point="0" draw:end-shape="id66" draw:end-glue-point="2" svg:d="m71000 135500v-3500">
          <text:p/>
        </draw:connector>
        <draw:connector draw:style-name="gr5" draw:text-style-name="P2" draw:layer="layout" svg:x1="80.5cm" svg:y1="97cm" svg:x2="84.966cm" svg:y2="123.051cm" draw:start-shape="id9" draw:start-glue-point="2" draw:end-shape="id20" draw:end-glue-point="4" svg:d="m80500 97000v13026h4466v13025">
          <text:p/>
        </draw:connector>
        <draw:connector draw:style-name="Привязка_20_кодификатора" draw:layer="layout" draw:type="line" svg:x1="110.3cm" svg:y1="61.2cm" svg:x2="111cm" svg:y2="59.139cm" draw:start-shape="id67" draw:start-glue-point="1" draw:end-shape="id41" draw:end-glue-point="5" svg:d="m110300 61200 700-2061">
          <text:p/>
        </draw:connector>
        <draw:rect draw:style-name="Кодификатор" draw:id="id67" draw:layer="layout" svg:width="6cm" svg:height="8cm" svg:x="104.3cm" svg:y="57.2cm">
          <text:p><text:span text:style-name="T5">Languages:</text:span></text:p>
          <text:p><text:span text:style-name="T6"/></text:p>
          <text:p>eng</text:p>
          <text:p>rus</text:p>
          <text:p>spa</text:p>
          <text:p>fra</text:p>
          <text:p>deu</text:p>
          <text:p/>
          <text:p text:style-name="P4">undefined</text:p>
          <text:p text:style-name="P4">unclassified</text:p>
        </draw:rect>
        <draw:rect draw:style-name="Кодификатор" draw:id="id68" draw:layer="layout" svg:width="7.5cm" svg:height="3cm" svg:x="123.3cm" svg:y="42.2cm">
          <text:p><text:span text:style-name="T5">Named entities:</text:span></text:p>
          <text:p><text:span text:style-name="T6"/></text:p>
          <text:p>code</text:p>
        </draw:rect>
        <draw:connector draw:style-name="Привязка_20_кодификатора" draw:layer="layout" draw:type="line" svg:x1="123.3cm" svg:y1="43.7cm" svg:x2="119cm" svg:y2="44.5cm" draw:start-shape="id68" draw:start-glue-point="3" draw:end-shape="id69" draw:end-glue-point="1" svg:d="m123300 43700-4300 800">
          <text:p/>
        </draw:connector>
        <draw:connector draw:style-name="gr2" draw:text-style-name="P2" draw:layer="layout" svg:x1="71cm" svg:y1="143.1cm" svg:x2="70.911cm" svg:y2="145cm" draw:start-shape="id70" draw:start-glue-point="2" draw:end-shape="id71" draw:end-glue-point="0" svg:d="m71000 143100v951h-89v949">
          <text:p/>
        </draw:connector>
        <draw:g draw:id="id70">
          <draw:custom-shape draw:style-name="gr3" draw:text-style-name="P5" draw:layer="layout" svg:width="2cm" svg:height="2cm" svg:x="70cm" svg:y="141.1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70.3cm" svg:y="141.4cm">
            <text:p text:style-name="P2"><text:span text:style-name="T7"><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71cm" svg:y1="141.1cm" svg:x2="71cm" svg:y2="139cm" draw:start-shape="id70" draw:start-glue-point="0" draw:end-shape="id72" draw:end-glue-point="2" svg:d="m71000 141100v-2100">
          <text:p/>
        </draw:connector>
        <draw:connector draw:style-name="gr5" draw:text-style-name="P2" draw:layer="layout" svg:x1="78cm" svg:y1="97cm" svg:x2="73.117cm" svg:y2="123.052cm" draw:start-shape="id3" draw:start-glue-point="6" draw:end-shape="id73" draw:end-glue-point="4" svg:d="m78000 97000v13026h-4883v13026">
          <text:p/>
        </draw:connector>
        <draw:line draw:style-name="gr32" draw:text-style-name="P2" draw:layer="layout" svg:x1="72.8cm" svg:y1="117.5cm" svg:x2="72.8cm" svg:y2="119.5cm">
          <text:p/>
        </draw:line>
        <draw:line draw:style-name="gr32" draw:text-style-name="P2" draw:layer="layout" svg:x1="73.5cm" svg:y1="117.5cm" svg:x2="73.5cm" svg:y2="119.5cm">
          <text:p/>
        </draw:line>
        <draw:rect draw:style-name="gr17" draw:text-style-name="P17" draw:layer="layout" svg:width="33.5cm" svg:height="26.5cm" svg:x="155cm" svg:y="69cm">
          <text:p text:style-name="P16"><text:span text:style-name="T17">-- Referencing functions:</text:span></text:p>
          <text:p text:style-name="P16"><text:span text:style-name="T17"/></text:p>
          <text:p text:style-name="P16"><text:span text:style-name="T17">make_codekey(par_code_id integer, par_code_text varchar)</text:span></text:p>
          <text:p text:style-name="P16"><text:span text:style-name="T17">make_codekey_null()</text:span></text:p>
          <text:p text:style-name="P16"><text:span text:style-name="T17">make_codekey_byid(par_code_id integer)</text:span></text:p>
          <text:p text:style-name="P16"><text:span text:style-name="T17">make_codekey_bystr(par_code_text varchar)</text:span></text:p>
          <text:p text:style-name="P16"><text:span text:style-name="T17">make_acodekey(par_cf_key t_code_key, par_c_key t_code_key)</text:span></text:p>
          <text:p text:style-name="P16"><text:span text:style-name="T17">make_acodekey_null()</text:span></text:p>
          <text:p text:style-name="P16"><text:span text:style-name="T17">make_codekeyl(par_key_lng t_code_key, par_code_key t_code_key)</text:span></text:p>
          <text:p text:style-name="P16"><text:span text:style-name="T17">make_codekeyl_null()</text:span></text:p>
          <text:p text:style-name="P16"><text:span text:style-name="T17">make_codekeyl_byid(par_code_id integer)</text:span></text:p>
          <text:p text:style-name="P16"><text:span text:style-name="T17">make_codekeyl_bystr(par_code_text varchar)</text:span></text:p>
          <text:p text:style-name="P16"><text:span text:style-name="T17">make_codekeyl_bystrl(par_lng_key t_code_key, par_code_text varchar)</text:span></text:p>
          <text:p text:style-name="P16"><text:span text:style-name="T17">make_acodekeyl(par_key_lng t_code_key, par_cf_key t_code_key, par_c_key t_code_key)</text:span></text:p>
          <text:p text:style-name="P16"><text:span text:style-name="T17">make_acodekeyl_null()</text:span></text:p>
          <text:p text:style-name="P16"><text:span text:style-name="T17">make_acodekeyl_byid(par_code_id integer)</text:span></text:p>
          <text:p text:style-name="P16"><text:span text:style-name="T17">make_acodekeyl_bystr1(par_code_text varchar)</text:span></text:p>
          <text:p text:style-name="P16"><text:span text:style-name="T17">make_acodekeyl_bystr2(par_codifier_text varchar, par_code_text varchar)</text:span></text:p>
          <text:p text:style-name="P16"><text:span text:style-name="T17">show_codekey(par_key t_code_key)</text:span></text:p>
          <text:p text:style-name="P16"><text:span text:style-name="T17">show_acodekey(par_key t_addressed_code_key)</text:span></text:p>
          <text:p text:style-name="P16"><text:span text:style-name="T17">show_codekeyl(par_key t_code_key_by_lng)</text:span></text:p>
          <text:p text:style-name="P16"><text:span text:style-name="T17">show_acodekeyl(par_key t_addressed_code_key_by_lng)</text:span></text:p>
          <text:p text:style-name="P16"><text:span text:style-name="T17">generalize_codekey(par_key t_code_key)</text:span></text:p>
          <text:p text:style-name="P16"><text:span text:style-name="T17">generalize_codekeyl(par_key t_code_key_by_lng)</text:span></text:p>
          <text:p text:style-name="P16"><text:span text:style-name="T17">generalize_acodekey(par_key t_addressed_code_key)</text:span></text:p>
          <text:p text:style-name="P16"><text:span text:style-name="T17">generalize_codekey_wcf(par_cf_codekey t_code_key, par_key t_code_key)</text:span></text:p>
          <text:p text:style-name="P16"><text:span text:style-name="T17">generalize_codekeyl_wcf(par_cf_codekey t_code_key, par_key t_code_key_by_lng)</text:span></text:p>
          <text:p text:style-name="P16"><text:span text:style-name="T17">codekey_type(par_key t_code_key)</text:span></text:p>
          <text:p text:style-name="P16"><text:span text:style-name="T17">acodekey_type(par_key t_addressed_code_key)</text:span></text:p>
          <text:p text:style-name="P16"><text:span text:style-name="T17">codekeyl_type(par_key t_code_key_by_lng)</text:span></text:p>
          <text:p text:style-name="P16"><text:span text:style-name="T17">acodekeyl_type(par_key t_addressed_code_key_by_lng)</text:span></text:p>
          <text:p text:style-name="P16"><text:span text:style-name="T17">mk_name_construction_input(</text:span></text:p>
          <text:p text:style-name="P16"><text:span text:style-name="T17"><text:tab/></text:span><text:span text:style-name="T17"> <text:s/></text:span><text:span text:style-name="T17">par_lng <text:s/>t_code_key_by_lng</text:span></text:p>
          <text:p text:style-name="P16"><text:span text:style-name="T17"><text:tab/></text:span><text:span text:style-name="T17">, par_name varchar</text:span></text:p>
          <text:p text:style-name="P16"><text:span text:style-name="T17"><text:s text:c="3"/></text:span><text:span text:style-name="T17">, par_entity t_code_key_by_lng</text:span></text:p>
          <text:p text:style-name="P16"><text:span text:style-name="T17"><text:s text:c="3"/></text:span><text:span text:style-name="T17">, par_description varchar</text:span></text:p>
          <text:p text:style-name="P16"><text:span text:style-name="T17"><text:s text:c="3"/></text:span><text:span text:style-name="T17">)</text:span></text:p>
          <text:p><text:span text:style-name="T17"/></text:p>
        </draw:rect>
        <draw:custom-shape draw:style-name="gr33" draw:text-style-name="P21" draw:id="id80" draw:layer="layout" svg:width="10.5cm" svg:height="1.5cm" svg:x="27.499cm" svg:y="22.546cm">
          <text:p text:style-name="P20"><text:span text:style-name="T18">NONmandatory attribure </text:span></text:p>
          <text:p text:style-name="P20"><text:span text:style-name="T19">(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4" draw:text-style-name="P21" draw:id="id81" draw:layer="layout" svg:width="10.5cm" svg:height="1.5cm" svg:x="27.499cm" svg:y="20.646cm">
          <text:p text:style-name="P20"><text:span text:style-name="T18">Mandatory attribure </text:span></text:p>
          <text:p text:style-name="P20"><text:span text:style-name="T19">(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5" draw:text-style-name="P22" draw:id="id82" draw:layer="layout" svg:width="10.5cm" svg:height="0.846cm" svg:x="27.499cm" svg:y="19.2cm">
          <text:p text:style-name="P20"><text:span text:style-name="T20">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6" draw:text-style-name="P23" draw:id="id79" draw:layer="layout" svg:width="10.5cm" svg:height="1cm" svg:x="27.499cm" svg:y="24.446cm">
          <text:p text:style-name="P20"><text:span text:style-name="T18">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7" draw:text-style-name="P21" draw:id="id77" draw:layer="layout" svg:width="10.5cm" svg:height="2cm" svg:x="27.499cm" svg:y="25.746cm">
          <text:p text:style-name="P20"><text:span text:style-name="T18">In language localizable attribute</text:span></text:p>
          <text:p text:style-name="P20"><text:span text:style-name="T19">(having different values </text:span></text:p>
          <text:p text:style-name="P20"><text:span text:style-name="T19">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standard" draw:text-style-name="P24" draw:id="id105" draw:layer="layout" svg:width="4.5cm" svg:height="1.5cm" svg:x="42.999cm" svg:y="19.5cm">
          <text:p text:style-name="P2"><text:span text:style-name="T21">Entity A</text:span></text:p>
        </draw:rect>
        <draw:rect draw:style-name="standard" draw:text-style-name="P24" draw:id="id106" draw:layer="layout" svg:width="4.5cm" svg:height="1.5cm" svg:x="52.499cm" svg:y="19.5cm">
          <text:p text:style-name="P2"><text:span text:style-name="T21">Entity B</text:span></text:p>
        </draw:rect>
        <draw:frame draw:style-name="gr38" draw:text-style-name="P25" draw:layer="layout" svg:width="3.5cm" svg:height="1.691cm" svg:x="47.999cm" svg:y="18.55cm">
          <draw:text-box>
            <text:p><text:span text:style-name="T22">relationship</text:span></text:p>
          </draw:text-box>
        </draw:frame>
        <draw:custom-shape draw:style-name="gr3" draw:text-style-name="P26" draw:layer="layout" svg:width="5cm" svg:height="5cm" svg:x="60.499cm" svg:y="18.5cm">
          <text:p text:style-name="P2"><text:span text:style-name="T23">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draw:type="curve" svg:x1="46.886cm" svg:y1="44.2cm" svg:x2="46.886cm" svg:y2="45.654cm" draw:start-shape="id74" draw:start-glue-point="2" draw:end-shape="id75" draw:end-glue-point="0" svg:d="m46886 44200v1454">
          <text:p/>
        </draw:connector>
        <draw:rect draw:style-name="standard" draw:text-style-name="P24" draw:id="id76" draw:layer="layout" svg:width="5.5cm" svg:height="2cm" svg:x="44.136cm" svg:y="40cm">
          <text:p text:style-name="P2"><text:span text:style-name="T21">Superclass </text:span></text:p>
          <text:p text:style-name="P2"><text:span text:style-name="T21">entity</text:span></text:p>
        </draw:rect>
        <draw:connector draw:style-name="gr6" draw:text-style-name="P2" draw:layer="layout" draw:type="line" svg:x1="46.886cm" svg:y1="42cm" svg:x2="46.886cm" svg:y2="43.1cm" draw:start-shape="id76" draw:start-glue-point="2" draw:end-shape="id74" draw:end-glue-point="0" svg:d="m46886 42000v1100">
          <text:p/>
        </draw:connector>
        <draw:rect draw:style-name="standard" draw:text-style-name="P24" draw:id="id75" draw:layer="layout" svg:width="6.226cm" svg:height="1.846cm" svg:x="43.773cm" svg:y="45.654cm">
          <text:p text:style-name="P2"><text:span text:style-name="T21">Subclass </text:span></text:p>
          <text:p text:style-name="P2"><text:span text:style-name="T21">entity</text:span></text:p>
        </draw:rect>
        <draw:frame draw:style-name="gr38" draw:layer="layout" svg:width="3.5cm" svg:height="1.25cm" svg:x="43.499cm" svg:y="42.901cm">
          <draw:text-box>
            <text:p>OOP like</text:p>
          </draw:text-box>
        </draw:frame>
        <draw:connector draw:style-name="gr39" draw:text-style-name="P2" draw:layer="layout" draw:type="line" svg:x1="27.499cm" svg:y1="26.746cm" svg:x2="25.199cm" svg:y2="24.75cm" draw:start-shape="id77" draw:start-glue-point="5" draw:end-shape="id78" draw:end-glue-point="1" svg:d="m27499 26746-2300-1996">
          <text:p/>
        </draw:connector>
        <draw:connector draw:style-name="gr39" draw:text-style-name="P2" draw:layer="layout" draw:type="line" svg:x1="27.499cm" svg:y1="24.946cm" svg:x2="25.199cm" svg:y2="24.75cm" draw:start-shape="id79" draw:start-glue-point="5" draw:end-shape="id78" draw:end-glue-point="1" svg:d="m27499 24946-2300-196">
          <text:p/>
        </draw:connector>
        <draw:connector draw:style-name="gr39" draw:text-style-name="P2" draw:layer="layout" draw:type="line" svg:x1="27.499cm" svg:y1="23.296cm" svg:x2="25.199cm" svg:y2="24.75cm" draw:start-shape="id80" draw:start-glue-point="5" draw:end-shape="id78" draw:end-glue-point="1" svg:d="m27499 23296-2300 1454">
          <text:p/>
        </draw:connector>
        <draw:connector draw:style-name="gr39" draw:text-style-name="P2" draw:layer="layout" draw:type="line" svg:x1="27.499cm" svg:y1="21.396cm" svg:x2="25.199cm" svg:y2="24.75cm" draw:start-shape="id81" draw:start-glue-point="5" draw:end-shape="id78" draw:end-glue-point="1" svg:d="m27499 21396-2300 3354">
          <text:p/>
        </draw:connector>
        <draw:connector draw:style-name="gr39" draw:text-style-name="P2" draw:layer="layout" draw:type="line" svg:x1="27.499cm" svg:y1="19.623cm" svg:x2="25.199cm" svg:y2="24.75cm" draw:start-shape="id82" draw:start-glue-point="5" draw:end-shape="id78" draw:end-glue-point="1" svg:d="m27499 19623-2300 5127">
          <text:p/>
        </draw:connector>
        <draw:frame draw:style-name="gr38" draw:layer="layout" svg:width="9cm" svg:height="1.826cm" svg:x="8.999cm" svg:y="18.75cm">
          <draw:text-box>
            <text:p><text:span text:style-name="T24">Legend</text:span></text:p>
          </draw:text-box>
        </draw:frame>
        <draw:connector draw:style-name="gr40" draw:layer="layout" svg:x1="43.199cm" svg:y1="24.5cm" svg:x2="50.162cm" svg:y2="24.5cm" svg:d="m43199 24500h6963">
          <text:p/>
        </draw:connector>
        <draw:connector draw:style-name="gr41" draw:layer="layout" svg:x1="43.199cm" svg:y1="28.8cm" svg:x2="50.162cm" svg:y2="28.8cm" svg:d="m43199 28800h6963">
          <text:p/>
        </draw:connector>
        <draw:connector draw:style-name="gr42" draw:layer="layout" svg:x1="43.199cm" svg:y1="26cm" svg:x2="50.162cm" svg:y2="26cm" svg:d="m43199 26000h6963">
          <text:p/>
        </draw:connector>
        <draw:connector draw:style-name="gr43" draw:layer="layout" svg:x1="58.999cm" svg:y1="24.5cm" svg:x2="65.999cm" svg:y2="24.5cm" svg:d="m58999 24500h7000">
          <text:p/>
        </draw:connector>
        <draw:connector draw:style-name="gr44" draw:layer="layout" svg:x1="58.999cm" svg:y1="28.8cm" svg:x2="65.999cm" svg:y2="28.8cm" svg:d="m58999 28800h7000">
          <text:p/>
        </draw:connector>
        <draw:connector draw:style-name="gr45" draw:layer="layout" svg:x1="58.999cm" svg:y1="26cm" svg:x2="65.999cm" svg:y2="26cm" svg:d="m58999 26000h7000">
          <text:p/>
        </draw:connector>
        <draw:connector draw:style-name="gr46" draw:layer="layout" svg:x1="51.199cm" svg:y1="24.5cm" svg:x2="58.162cm" svg:y2="24.5cm" svg:d="m51199 24500h6963">
          <text:p/>
        </draw:connector>
        <draw:connector draw:style-name="gr47" draw:layer="layout" svg:x1="51.199cm" svg:y1="28.8cm" svg:x2="58.162cm" svg:y2="28.8cm" svg:d="m51199 28800h6963">
          <text:p/>
        </draw:connector>
        <draw:connector draw:style-name="gr48" draw:layer="layout" svg:x1="51.199cm" svg:y1="26cm" svg:x2="58.162cm" svg:y2="26cm" svg:d="m51199 26000h6963">
          <text:p/>
        </draw:connector>
        <draw:g draw:id="id83">
          <draw:custom-shape draw:style-name="gr3" draw:text-style-name="P5" draw:layer="layout" svg:width="2cm" svg:height="2cm" svg:x="45.699cm" svg:y="31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45.999cm" svg:y="31.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9" draw:text-style-name="P2" draw:layer="layout" svg:x1="47.699cm" svg:y1="32cm" svg:x2="50.199cm" svg:y2="32cm" draw:start-shape="id83" draw:start-glue-point="1" svg:d="m47699 32000h2500">
          <text:p/>
        </draw:connector>
        <draw:connector draw:style-name="gr4" draw:text-style-name="P2" draw:layer="layout" svg:x1="47.702cm" svg:y1="36cm" svg:x2="50.199cm" svg:y2="36cm" draw:start-shape="id84" draw:start-glue-point="1" svg:d="m47702 36000h2497">
          <text:p/>
        </draw:connector>
        <draw:connector draw:style-name="gr2" draw:text-style-name="P2" draw:layer="layout" svg:x1="47.699cm" svg:y1="34cm" svg:x2="50.199cm" svg:y2="34cm" draw:start-shape="id85" draw:start-glue-point="1" svg:d="m47699 34000h2500">
          <text:p/>
        </draw:connector>
        <draw:g draw:id="id85">
          <draw:custom-shape draw:style-name="gr3" draw:text-style-name="P5" draw:layer="layout" svg:width="2cm" svg:height="2cm" svg:x="45.699cm" svg:y="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45.999cm" svg:y="3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84">
          <draw:custom-shape draw:style-name="gr3" draw:text-style-name="P5" draw:layer="layout" svg:width="2cm" svg:height="2cm" svg:x="45.702cm" svg:y="35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46.002cm" svg:y="35.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9" draw:text-style-name="P2" draw:layer="layout" svg:x1="45.699cm" svg:y1="32cm" svg:x2="43.224cm" svg:y2="32cm" draw:start-shape="id83" draw:start-glue-point="3" svg:d="m45699 32000h-2475">
          <text:p/>
        </draw:connector>
        <draw:connector draw:style-name="gr49" draw:text-style-name="P2" draw:layer="layout" svg:x1="45.702cm" svg:y1="36cm" svg:x2="43.224cm" svg:y2="36cm" draw:start-shape="id84" draw:start-glue-point="3" svg:d="m45702 36000h-2478">
          <text:p/>
        </draw:connector>
        <draw:connector draw:style-name="gr49" draw:text-style-name="P2" draw:layer="layout" svg:x1="45.699cm" svg:y1="34cm" svg:x2="43.224cm" svg:y2="34cm" draw:start-shape="id85" draw:start-glue-point="3" svg:d="m45699 34000h-2475">
          <text:p/>
        </draw:connector>
        <draw:g draw:id="id86">
          <draw:custom-shape draw:style-name="gr3" draw:text-style-name="P5" draw:layer="layout" svg:width="2cm" svg:height="2cm" svg:x="53.674cm" svg:y="31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53.974cm" svg:y="31.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9" draw:text-style-name="P2" draw:layer="layout" svg:x1="55.674cm" svg:y1="32cm" svg:x2="58.174cm" svg:y2="32cm" draw:start-shape="id86" draw:start-glue-point="1" svg:d="m55674 32000h2500">
          <text:p/>
        </draw:connector>
        <draw:connector draw:style-name="gr4" draw:text-style-name="P2" draw:layer="layout" svg:x1="55.677cm" svg:y1="36cm" svg:x2="58.174cm" svg:y2="36cm" draw:start-shape="id87" draw:start-glue-point="1" svg:d="m55677 36000h2497">
          <text:p/>
        </draw:connector>
        <draw:connector draw:style-name="gr2" draw:text-style-name="P2" draw:layer="layout" svg:x1="55.674cm" svg:y1="34cm" svg:x2="58.174cm" svg:y2="34cm" draw:start-shape="id88" draw:start-glue-point="1" svg:d="m55674 34000h2500">
          <text:p/>
        </draw:connector>
        <draw:g draw:id="id88">
          <draw:custom-shape draw:style-name="gr3" draw:text-style-name="P5" draw:layer="layout" svg:width="2cm" svg:height="2cm" svg:x="53.674cm" svg:y="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53.974cm" svg:y="3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87">
          <draw:custom-shape draw:style-name="gr3" draw:text-style-name="P5" draw:layer="layout" svg:width="2cm" svg:height="2cm" svg:x="53.677cm" svg:y="35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53.977cm" svg:y="35.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0" draw:text-style-name="P2" draw:layer="layout" svg:x1="53.674cm" svg:y1="32cm" svg:x2="51.199cm" svg:y2="32cm" draw:start-shape="id86" draw:start-glue-point="3" svg:d="m53674 32000h-2475">
          <text:p/>
        </draw:connector>
        <draw:connector draw:style-name="gr50" draw:text-style-name="P2" draw:layer="layout" svg:x1="53.677cm" svg:y1="36cm" svg:x2="51.199cm" svg:y2="36cm" draw:start-shape="id87" draw:start-glue-point="3" svg:d="m53677 36000h-2478">
          <text:p/>
        </draw:connector>
        <draw:connector draw:style-name="gr50" draw:text-style-name="P2" draw:layer="layout" svg:x1="53.674cm" svg:y1="34cm" svg:x2="51.199cm" svg:y2="34cm" draw:start-shape="id88" draw:start-glue-point="3" svg:d="m53674 34000h-2475">
          <text:p/>
        </draw:connector>
        <draw:g draw:id="id89">
          <draw:custom-shape draw:style-name="gr3" draw:text-style-name="P5" draw:layer="layout" svg:width="2cm" svg:height="2cm" svg:x="61.47cm" svg:y="31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1.77cm" svg:y="31.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9" draw:text-style-name="P2" draw:layer="layout" svg:x1="63.47cm" svg:y1="32cm" svg:x2="65.97cm" svg:y2="32cm" draw:start-shape="id89" draw:start-glue-point="1" svg:d="m63470 32000h2500">
          <text:p/>
        </draw:connector>
        <draw:connector draw:style-name="gr4" draw:text-style-name="P2" draw:layer="layout" svg:x1="63.473cm" svg:y1="36cm" svg:x2="65.97cm" svg:y2="36cm" draw:start-shape="id90" draw:start-glue-point="1" svg:d="m63473 36000h2497">
          <text:p/>
        </draw:connector>
        <draw:connector draw:style-name="gr2" draw:text-style-name="P2" draw:layer="layout" svg:x1="63.47cm" svg:y1="34cm" svg:x2="65.97cm" svg:y2="34cm" draw:start-shape="id91" draw:start-glue-point="1" svg:d="m63470 34000h2500">
          <text:p/>
        </draw:connector>
        <draw:g draw:id="id91">
          <draw:custom-shape draw:style-name="gr3" draw:text-style-name="P5" draw:layer="layout" svg:width="2cm" svg:height="2cm" svg:x="61.47cm" svg:y="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1.77cm" svg:y="3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90">
          <draw:custom-shape draw:style-name="gr3" draw:text-style-name="P5" draw:layer="layout" svg:width="2cm" svg:height="2cm" svg:x="61.473cm" svg:y="35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1.773cm" svg:y="35.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 draw:text-style-name="P2" draw:layer="layout" svg:x1="61.47cm" svg:y1="32cm" svg:x2="58.995cm" svg:y2="32cm" draw:start-shape="id89" draw:start-glue-point="3" svg:d="m61470 32000h-2475">
          <text:p/>
        </draw:connector>
        <draw:connector draw:style-name="gr4" draw:text-style-name="P2" draw:layer="layout" svg:x1="61.473cm" svg:y1="36cm" svg:x2="58.995cm" svg:y2="36cm" draw:start-shape="id90" draw:start-glue-point="3" svg:d="m61473 36000h-2478">
          <text:p/>
        </draw:connector>
        <draw:connector draw:style-name="gr4" draw:text-style-name="P2" draw:layer="layout" svg:x1="61.47cm" svg:y1="34cm" svg:x2="58.995cm" svg:y2="34cm" draw:start-shape="id91" draw:start-glue-point="3" svg:d="m61470 34000h-2475">
          <text:p/>
        </draw:connector>
        <draw:line draw:style-name="gr39" draw:text-style-name="P2" draw:layer="layout" svg:x1="42.499cm" svg:y1="30.2cm" svg:x2="74.499cm" svg:y2="30.2cm">
          <text:p/>
        </draw:line>
        <draw:connector draw:style-name="gr51" draw:layer="layout" svg:x1="43.199cm" svg:y1="27.435cm" svg:x2="50.162cm" svg:y2="27.435cm" svg:d="m43199 27435h6963">
          <text:p/>
        </draw:connector>
        <draw:connector draw:style-name="gr52" draw:layer="layout" svg:x1="58.999cm" svg:y1="27.435cm" svg:x2="65.999cm" svg:y2="27.435cm" svg:d="m58999 27435h7000">
          <text:p/>
        </draw:connector>
        <draw:connector draw:style-name="gr53" draw:layer="layout" svg:x1="51.199cm" svg:y1="27.435cm" svg:x2="58.162cm" svg:y2="27.435cm" svg:d="m51199 27435h6963">
          <text:p/>
        </draw:connector>
        <draw:connector draw:style-name="gr10" draw:text-style-name="P2" draw:layer="layout" svg:x1="47.702cm" svg:y1="37.96cm" svg:x2="50.199cm" svg:y2="37.96cm" draw:start-shape="id92" draw:start-glue-point="1" svg:d="m47702 37960h2497">
          <text:p/>
        </draw:connector>
        <draw:g draw:id="id92">
          <draw:custom-shape draw:style-name="gr3" draw:text-style-name="P5" draw:layer="layout" svg:width="2cm" svg:height="2cm" svg:x="45.702cm" svg:y="36.9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46.002cm" svg:y="37.2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9" draw:text-style-name="P2" draw:layer="layout" svg:x1="45.702cm" svg:y1="37.96cm" svg:x2="43.224cm" svg:y2="37.96cm" draw:start-shape="id92" draw:start-glue-point="3" svg:d="m45702 37960h-2478">
          <text:p/>
        </draw:connector>
        <draw:connector draw:style-name="gr10" draw:text-style-name="P2" draw:layer="layout" svg:x1="55.677cm" svg:y1="37.96cm" svg:x2="58.174cm" svg:y2="37.96cm" draw:start-shape="id93" draw:start-glue-point="1" svg:d="m55677 37960h2497">
          <text:p/>
        </draw:connector>
        <draw:g draw:id="id93">
          <draw:custom-shape draw:style-name="gr3" draw:text-style-name="P5" draw:layer="layout" svg:width="2cm" svg:height="2cm" svg:x="53.677cm" svg:y="36.9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53.977cm" svg:y="37.2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0" draw:text-style-name="P2" draw:layer="layout" svg:x1="53.677cm" svg:y1="37.96cm" svg:x2="51.199cm" svg:y2="37.96cm" draw:start-shape="id93" draw:start-glue-point="3" svg:d="m53677 37960h-2478">
          <text:p/>
        </draw:connector>
        <draw:connector draw:style-name="gr10" draw:text-style-name="P2" draw:layer="layout" svg:x1="63.473cm" svg:y1="37.96cm" svg:x2="65.97cm" svg:y2="37.96cm" draw:start-shape="id94" draw:start-glue-point="1" svg:d="m63473 37960h2497">
          <text:p/>
        </draw:connector>
        <draw:g draw:id="id94">
          <draw:custom-shape draw:style-name="gr3" draw:text-style-name="P5" draw:layer="layout" svg:width="2cm" svg:height="2cm" svg:x="61.473cm" svg:y="36.9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1.773cm" svg:y="37.2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 draw:text-style-name="P2" draw:layer="layout" svg:x1="61.473cm" svg:y1="37.96cm" svg:x2="58.995cm" svg:y2="37.96cm" draw:start-shape="id94" draw:start-glue-point="3" svg:d="m61473 37960h-2478">
          <text:p/>
        </draw:connector>
        <draw:connector draw:style-name="gr54" draw:layer="layout" svg:x1="66.775cm" svg:y1="24.5cm" svg:x2="73.775cm" svg:y2="24.5cm" svg:d="m66775 24500h7000">
          <text:p/>
        </draw:connector>
        <draw:connector draw:style-name="gr55" draw:layer="layout" svg:x1="66.775cm" svg:y1="28.8cm" svg:x2="73.775cm" svg:y2="28.8cm" svg:d="m66775 28800h7000">
          <text:p/>
        </draw:connector>
        <draw:connector draw:style-name="gr56" draw:layer="layout" svg:x1="66.775cm" svg:y1="26cm" svg:x2="73.775cm" svg:y2="26cm" svg:d="m66775 26000h7000">
          <text:p/>
        </draw:connector>
        <draw:g draw:id="id95">
          <draw:custom-shape draw:style-name="gr3" draw:text-style-name="P5" draw:layer="layout" svg:width="2cm" svg:height="2cm" svg:x="69.246cm" svg:y="31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9.546cm" svg:y="31.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9" draw:text-style-name="P2" draw:layer="layout" svg:x1="71.246cm" svg:y1="32cm" svg:x2="73.746cm" svg:y2="32cm" draw:start-shape="id95" draw:start-glue-point="1" svg:d="m71246 32000h2500">
          <text:p/>
        </draw:connector>
        <draw:connector draw:style-name="gr4" draw:text-style-name="P2" draw:layer="layout" svg:x1="71.249cm" svg:y1="36cm" svg:x2="73.746cm" svg:y2="36cm" draw:start-shape="id96" draw:start-glue-point="1" svg:d="m71249 36000h2497">
          <text:p/>
        </draw:connector>
        <draw:connector draw:style-name="gr2" draw:text-style-name="P2" draw:layer="layout" svg:x1="71.246cm" svg:y1="34cm" svg:x2="73.746cm" svg:y2="34cm" draw:start-shape="id97" draw:start-glue-point="1" svg:d="m71246 34000h2500">
          <text:p/>
        </draw:connector>
        <draw:g draw:id="id97">
          <draw:custom-shape draw:style-name="gr3" draw:text-style-name="P5" draw:layer="layout" svg:width="2cm" svg:height="2cm" svg:x="69.246cm" svg:y="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9.546cm" svg:y="33.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96">
          <draw:custom-shape draw:style-name="gr3" draw:text-style-name="P5" draw:layer="layout" svg:width="2cm" svg:height="2cm" svg:x="69.249cm" svg:y="35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9.549cm" svg:y="35.3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0" draw:text-style-name="P2" draw:layer="layout" svg:x1="69.246cm" svg:y1="32cm" svg:x2="66.771cm" svg:y2="32cm" draw:start-shape="id95" draw:start-glue-point="3" svg:d="m69246 32000h-2475">
          <text:p/>
        </draw:connector>
        <draw:connector draw:style-name="gr10" draw:text-style-name="P2" draw:layer="layout" svg:x1="69.249cm" svg:y1="36cm" svg:x2="66.771cm" svg:y2="36cm" draw:start-shape="id96" draw:start-glue-point="3" svg:d="m69249 36000h-2478">
          <text:p/>
        </draw:connector>
        <draw:connector draw:style-name="gr10" draw:text-style-name="P2" draw:layer="layout" svg:x1="69.246cm" svg:y1="34cm" svg:x2="66.771cm" svg:y2="34cm" draw:start-shape="id97" draw:start-glue-point="3" svg:d="m69246 34000h-2475">
          <text:p/>
        </draw:connector>
        <draw:connector draw:style-name="gr57" draw:layer="layout" svg:x1="66.775cm" svg:y1="27.435cm" svg:x2="73.775cm" svg:y2="27.435cm" svg:d="m66775 27435h7000">
          <text:p/>
        </draw:connector>
        <draw:connector draw:style-name="gr10" draw:text-style-name="P2" draw:layer="layout" svg:x1="71.249cm" svg:y1="37.96cm" svg:x2="73.746cm" svg:y2="37.96cm" draw:start-shape="id98" draw:start-glue-point="1" svg:d="m71249 37960h2497">
          <text:p/>
        </draw:connector>
        <draw:g draw:id="id98">
          <draw:custom-shape draw:style-name="gr3" draw:text-style-name="P5" draw:layer="layout" svg:width="2cm" svg:height="2cm" svg:x="69.249cm" svg:y="36.9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5" draw:layer="layout" svg:width="1.4cm" svg:height="1.4cm" svg:x="69.549cm" svg:y="37.26cm">
            <text:p text:style-name="P2"><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0" draw:text-style-name="P2" draw:layer="layout" svg:x1="69.249cm" svg:y1="37.96cm" svg:x2="66.771cm" svg:y2="37.96cm" draw:start-shape="id98" draw:start-glue-point="3" svg:d="m69249 37960h-2478">
          <text:p/>
        </draw:connector>
        <draw:custom-shape draw:style-name="gr58" draw:layer="layout" svg:width="74cm" svg:height="38.5cm" svg:x="4.999cm" svg:y="1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ath draw:style-name="gr15" draw:text-style-name="P2" draw:id="id74" draw:layer="layout" svg:width="2.099cm" svg:height="1.099cm" svg:x="45.836cm" svg:y="43.1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gr59" draw:text-style-name="P27" draw:layer="layout" svg:width="14.758cm" svg:height="5.484cm" svg:x="9.499cm" svg:y="32.5cm">
          <text:p><text:span text:style-name="T21">Primary Key </text:span></text:p>
          <text:p><text:span text:style-name="T25"/></text:p>
          <text:p><text:span text:style-name="T26">Foreign Key</text:span></text:p>
          <text:p><text:span text:style-name="T25">Codifier (C)</text:span></text:p>
          <text:p><text:span text:style-name="T25">Field</text:span></text:p>
          <text:p><text:span text:style-name="T25">Field [length constraint]</text:span></text:p>
        </draw:rect>
        <draw:rect draw:style-name="standard" draw:text-style-name="P24" draw:layer="layout" svg:width="14.758cm" svg:height="1cm" svg:x="9.499cm" svg:y="31.5cm">
          <text:p text:style-name="P2"><text:span text:style-name="T21">Entity</text:span></text:p>
        </draw:rect>
        <draw:rect draw:style-name="gr59" draw:text-style-name="P27" draw:id="id101" draw:layer="layout" svg:width="1cm" svg:height="5.484cm" svg:x="24.257cm" svg:y="32.5cm">
          <text:p><text:span text:style-name="T27">#</text:span></text:p>
          <text:p><text:span text:style-name="T27"/></text:p>
          <text:p><text:span text:style-name="T27">*</text:span></text:p>
          <text:p><text:span text:style-name="T28">*</text:span></text:p>
          <text:p><text:span text:style-name="T27">o</text:span></text:p>
          <text:p><text:span text:style-name="T27">o</text:span></text:p>
        </draw:rect>
        <draw:rect draw:style-name="gr60" draw:text-style-name="P24" draw:layer="layout" svg:width="5.5cm" svg:height="3cm" svg:x="51.499cm" svg:y="40cm">
          <text:p text:style-name="P2"><text:span text:style-name="T21">Superclass </text:span></text:p>
          <text:p text:style-name="P2"><text:span text:style-name="T21">abstract</text:span></text:p>
          <text:p text:style-name="P2"><text:span text:style-name="T21">entity</text:span></text:p>
        </draw:rect>
        <draw:connector draw:style-name="gr61" draw:layer="layout" draw:type="line" svg:x1="29.499cm" svg:y1="31.5cm" svg:x2="32.749cm" svg:y2="29.6cm" draw:start-shape="id99" draw:start-glue-point="0" draw:end-shape="id100" draw:end-glue-point="6" svg:d="m29499 31500 3250-1900">
          <text:p/>
        </draw:connector>
        <draw:custom-shape draw:style-name="gr33" draw:text-style-name="P21" draw:id="id100" draw:layer="layout" svg:width="10.5cm" svg:height="1.5cm" svg:x="27.499cm" svg:y="28.1cm">
          <text:p text:style-name="P20"><text:span text:style-name="T18">Codified attribute</text:span></text:p>
          <text:p text:style-name="P20"><text:span text:style-name="T19">(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9" draw:text-style-name="P2" draw:layer="layout" draw:type="line" svg:x1="27.499cm" svg:y1="28.85cm" svg:x2="25.199cm" svg:y2="24.75cm" draw:start-shape="id100" draw:start-glue-point="5" draw:end-shape="id78" svg:d="m27499 28850-2300-4100">
          <text:p/>
        </draw:connector>
        <draw:connector draw:style-name="gr61" draw:layer="layout" draw:type="line" svg:x1="26.999cm" svg:y1="32.75cm" svg:x2="25.257cm" svg:y2="35.242cm" draw:start-shape="id99" draw:start-glue-point="3" draw:end-shape="id101" draw:end-glue-point="1" svg:d="m26999 32750-1742 2492">
          <text:p/>
        </draw:connector>
        <draw:connector draw:style-name="gr61" draw:layer="layout" draw:type="line" svg:x1="27.499cm" svg:y1="44.25cm" svg:x2="22.999cm" svg:y2="44.242cm" draw:start-shape="id102" draw:start-glue-point="3" draw:end-shape="id103" draw:end-glue-point="1" svg:d="m27499 44250-4500-8">
          <text:p/>
        </draw:connector>
        <draw:frame draw:style-name="gr8" draw:text-style-name="P28" draw:layer="layout" svg:width="5.5cm" svg:height="1.75cm" svg:x="23.199cm" svg:y="42.2cm">
          <draw:text-box>
            <text:p text:style-name="P15"><text:span text:style-name="T29">[default config]</text:span></text:p>
          </draw:text-box>
        </draw:frame>
        <draw:connector draw:style-name="gr61" draw:layer="layout" draw:type="line" svg:x1="36.249cm" svg:y1="35cm" svg:x2="32.749cm" svg:y2="29.6cm" draw:start-shape="id104" draw:start-glue-point="0" draw:end-shape="id100" draw:end-glue-point="6" svg:d="m36249 35000-3500-5400">
          <text:p/>
        </draw:connector>
        <draw:connector draw:style-name="gr61" draw:layer="layout" draw:type="line" svg:x1="32.499cm" svg:y1="36.25cm" svg:x2="25.257cm" svg:y2="35.242cm" draw:start-shape="id104" draw:start-glue-point="3" svg:d="m32499 36250-7242-1008">
          <text:p/>
        </draw:connector>
        <draw:rect draw:style-name="gr17" draw:text-style-name="P17" draw:layer="layout" svg:width="10.5cm" svg:height="2.5cm" svg:x="59.999cm" svg:y="41cm">
          <text:p text:style-name="P16"><text:span text:style-name="T17">API (stored procedured)</text:span></text:p>
        </draw:rect>
        <draw:connector draw:style-name="gr62" draw:layer="layout" svg:x1="43.08cm" svg:y1="22.942cm" svg:x2="49.88cm" svg:y2="22.942cm" svg:d="m43080 22942h6800">
          <text:p/>
        </draw:connector>
        <draw:connector draw:style-name="gr62" draw:layer="layout" svg:x1="47.499cm" svg:y1="20.25cm" svg:x2="52.499cm" svg:y2="20.25cm" draw:start-shape="id105" draw:start-glue-point="1" draw:end-shape="id106" svg:d="m47499 20250h5000">
          <text:p/>
        </draw:connector>
        <draw:rect draw:style-name="gr63" draw:text-style-name="P27" draw:id="id99" draw:layer="layout" svg:width="5cm" svg:height="2.5cm" svg:x="26.999cm" svg:y="31.5cm">
          <text:p><text:span text:style-name="T21">Enum name</text:span></text:p>
          <text:p><text:span text:style-name="T25"/></text:p>
          <text:p><text:span text:style-name="T25">Literals...</text:span></text:p>
        </draw:rect>
        <draw:rect draw:style-name="gr64" draw:text-style-name="P27" draw:id="id104" draw:layer="layout" svg:width="7.5cm" svg:height="2.5cm" svg:x="32.499cm" svg:y="35cm">
          <text:p><text:span text:style-name="T21">Codifier name</text:span></text:p>
          <text:p><text:span text:style-name="T25"/></text:p>
          <text:p><text:span text:style-name="T25">Codes...</text:span></text:p>
        </draw:rect>
        <draw:rect draw:style-name="standard" draw:layer="layout" svg:width="10.2cm" svg:height="3.5cm" svg:x="14.999cm" svg:y="27cm">
          <text:p/>
        </draw:rect>
        <draw:rect draw:style-name="standard" draw:text-style-name="P29" draw:layer="layout" svg:width="9.2cm" svg:height="2.5cm" svg:x="15.499cm" svg:y="27.5cm">
          <text:p text:style-name="P2"><text:span text:style-name="T21">Weak entity </text:span></text:p>
          <text:p text:style-name="P2"><text:span text:style-name="T25">(It's PK depends on </text:span></text:p>
          <text:p text:style-name="P2"><text:span text:style-name="T25">PK of other entity)</text:span></text:p>
        </draw:rect>
        <draw:rect draw:style-name="standard" draw:text-style-name="P24" draw:id="id78" draw:layer="layout" svg:width="10.2cm" svg:height="2.5cm" svg:x="14.999cm" svg:y="23.5cm">
          <text:p text:style-name="P2"><text:span text:style-name="T21">Entity </text:span></text:p>
          <text:p text:style-name="P2"><text:span text:style-name="T30">(name of row in a table)</text:span></text:p>
        </draw:rect>
        <draw:rect draw:style-name="gr65" draw:text-style-name="P27" draw:id="id102" draw:layer="layout" svg:width="14.5cm" svg:height="6.5cm" svg:x="27.499cm" svg:y="41cm">
          <text:p><text:span text:style-name="T21">Configuration instance</text:span></text:p>
          <text:p><text:span text:style-name="T21"/></text:p>
          <text:p><text:span text:style-name="T21">Configuration name</text:span></text:p>
          <text:p><text:span text:style-name="T21"/></text:p>
          <text:p><text:span text:style-name="T31">[SUBCONFIG] Option_1</text:span><text:span text:style-name="T32"> = "Value_1"</text:span></text:p>
          <text:p><text:span text:style-name="T33">[SUBCONFIG] Option_2 </text:span><text:span text:style-name="T32">= ^Reference_1</text:span></text:p>
          <text:p><text:span text:style-name="T33">[LEAF] Option_3</text:span><text:span text:style-name="T33"><text:tab/></text:span><text:span text:style-name="T33"> </text:span><text:span text:style-name="T32">= "Value_2"</text:span></text:p>
          <text:p><text:span text:style-name="T34">[LEAF] Option_4 </text:span><text:span text:style-name="T35">= "Value_3"</text:span></text:p>
        </draw:rect>
        <draw:polyline draw:style-name="gr66" draw:text-style-name="P2" draw:layer="layout" svg:width="12.499cm" svg:height="3.499cm" svg:x="61.499cm" svg:y="45cm" svg:viewBox="0 0 12500 3500" draw:points="0,194 12500,194 12500,3500 321,3500 321,0">
          <text:p/>
        </draw:polyline>
        <draw:frame draw:style-name="gr8" draw:text-style-name="P9" draw:layer="layout" svg:width="11cm" svg:height="1.75cm" svg:x="62.499cm" svg:y="46.25cm">
          <draw:text-box>
            <text:p><text:span text:style-name="T12">Package: [pkg-name]</text:span></text:p>
          </draw:text-box>
        </draw:frame>
        <draw:rect draw:style-name="gr67" draw:text-style-name="P27" draw:layer="layout" svg:width="12.326cm" svg:height="5.484cm" svg:x="9.673cm" svg:y="41.5cm">
          <text:p><text:span text:style-name="T33">[SUBCONFIG] Option_1</text:span></text:p>
          <text:p><text:span text:style-name="T33">[SUBCONFIG] Option_2</text:span></text:p>
          <text:p><text:span text:style-name="T33">[LEAF] Option_3</text:span></text:p>
          <text:p><text:span text:style-name="T34">[LEAF] Option_4</text:span></text:p>
        </draw:rect>
        <draw:rect draw:style-name="gr68" draw:text-style-name="P24" draw:layer="layout" svg:width="12.326cm" svg:height="1cm" svg:x="9.673cm" svg:y="40.5cm">
          <text:p text:style-name="P2"><text:span text:style-name="T21">Configurable entity name</text:span></text:p>
        </draw:rect>
        <draw:rect draw:style-name="gr67" draw:text-style-name="P27" draw:id="id103" draw:layer="layout" svg:width="1cm" svg:height="5.484cm" svg:x="21.999cm" svg:y="41.5cm">
          <text:p><text:span text:style-name="T27">*</text:span></text:p>
          <text:p><text:span text:style-name="T28">*</text:span></text:p>
          <text:p><text:span text:style-name="T27">o</text:span></text:p>
          <text:p><text:span text:style-name="T27">o</text:span></text:p>
        </draw:rect>
        <draw:custom-shape draw:style-name="gr69" draw:text-style-name="P24" draw:layer="layout" svg:width="8.27cm" svg:height="3.427cm" svg:x="51.5cm" svg:y="45.073cm">
          <text:p text:style-name="P2"><text:span text:style-name="T21">VIEW </text:span></text:p>
          <text:p text:style-name="P2"><text:span text:style-name="T36">(like ones in </text:span></text:p>
          <text:p text:style-name="P2"><text:span text:style-name="T36">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ПолСвязи_5f_0..1" style:display-name="ПолСвязи_0..1" style:family="graphic" style:parent-style-name="standard">
      <style:graphic-properties svg:stroke-width="0.1cm" svg:stroke-color="#800000"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ПолСвязи_5f_0..N" style:display-name="ПолСвязи_0..N" style:family="graphic" style:parent-style-name="standard">
      <style:graphic-properties svg:stroke-width="0.1cm" svg:stroke-color="#800000" draw:marker-start-width="1.25cm" draw:marker-end="ERD_5f_0..N" draw:marker-end-width="1.25cm" draw:textarea-horizontal-align="center" draw:textarea-vertical-align="middle" fo:padding-top="0.175cm" fo:padding-bottom="0.175cm" fo:padding-left="0.3cm" fo:padding-right="0.3cm"/>
      <style:paragraph-properties fo:text-align="center"/>
    </style:style>
    <style:style style:name="ПолСвязи_5f_1..1" style:display-name="ПолСвязи_1..1" style:family="graphic" style:parent-style-name="standard">
      <style:graphic-properties svg:stroke-width="0.1cm" svg:stroke-color="#800000"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ПолСвязи_5f_1..N" style:display-name="ПолСвязи_1..N" style:family="graphic" style:parent-style-name="standard">
      <style:graphic-properties svg:stroke-width="0.1cm" svg:stroke-color="#800000"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04cm" fo:page-height="16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lka </meta:initial-creator>
    <meta:creation-date>2010-01-04T22:05:14.20</meta:creation-date>
    <dc:date>2010-07-14T09:27:51.76</dc:date>
    <dc:creator>Belka </dc:creator>
    <meta:editing-duration>PT118H28M07S</meta:editing-duration>
    <meta:editing-cycles>23</meta:editing-cycles>
    <meta:generator>OpenOffice.org/3.2$Win32 OpenOffice.org_project/320m17$Build-9498</meta:generator>
    <meta:document-statistic meta:object-count="374"/>
  </office:meta>
</office:document-meta>
</file>